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0b06b3" officeooo:paragraph-rsid="000f6714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3df56" officeooo:paragraph-rsid="0013df56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22869" officeooo:paragraph-rsid="00122869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4d417" officeooo:paragraph-rsid="0014d417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officeooo:rsid="00180447" officeooo:paragraph-rsid="00180447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officeooo:rsid="0019548c" officeooo:paragraph-rsid="0019548c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officeooo:rsid="001c0c1d" officeooo:paragraph-rsid="001c0c1d" style:font-size-asian="14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23a4bb" officeooo:paragraph-rsid="000f6714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b06b3" officeooo:paragraph-rsid="000f6714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22869" officeooo:paragraph-rsid="00122869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4d417" officeooo:paragraph-rsid="0014d417" style:font-size-asian="15.75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8pt" officeooo:rsid="0013df56" officeooo:paragraph-rsid="0013df56" style:font-size-asian="15.75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none" officeooo:rsid="0013df56" officeooo:paragraph-rsid="0013df56" style:font-size-asian="15.75pt" style:font-size-complex="18pt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none" officeooo:rsid="00180447" officeooo:paragraph-rsid="00180447" style:font-size-asian="15.75pt" style:font-size-complex="18pt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none" officeooo:rsid="0019548c" officeooo:paragraph-rsid="0019548c" style:font-size-asian="15.75pt" style:font-size-complex="18pt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none" officeooo:rsid="001c0c1d" officeooo:paragraph-rsid="001c0c1d" style:font-size-asian="15.75pt" style:font-size-complex="18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22869" officeooo:paragraph-rsid="00122869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0b06b3" officeooo:paragraph-rsid="000f6714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officeooo:rsid="0013df56" officeooo:paragraph-rsid="0013df56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officeooo:rsid="00180447" officeooo:paragraph-rsid="00180447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officeooo:rsid="0019548c" officeooo:paragraph-rsid="0019548c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officeooo:rsid="001c0c1d" officeooo:paragraph-rsid="001c0c1d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officeooo:rsid="0014d417" officeooo:paragraph-rsid="0014d417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officeooo:rsid="001c0c1d" officeooo:paragraph-rsid="001c0c1d" style:font-size-asian="10.5pt" style:font-size-complex="12pt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20pt" style:text-underline-style="solid" style:text-underline-width="auto" style:text-underline-color="font-color" fo:font-weight="bold" officeooo:rsid="000b06b3" officeooo:paragraph-rsid="000f6714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4dc3"/>
    </style:style>
    <style:style style:name="T3" style:family="text">
      <style:text-properties fo:font-size="22pt" officeooo:rsid="000fe0ec" style:font-size-asian="22pt" style:font-size-complex="22pt"/>
    </style:style>
    <style:style style:name="T4" style:family="text">
      <style:text-properties officeooo:rsid="000fe0ec"/>
    </style:style>
    <style:style style:name="T5" style:family="text">
      <style:text-properties style:text-underline-style="none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3df56"/>
    </style:style>
    <style:style style:name="T9" style:family="text">
      <style:text-properties style:text-underline-style="solid" style:text-underline-width="auto" style:text-underline-color="font-color" officeooo:rsid="0018c3ee"/>
    </style:style>
    <style:style style:name="T10" style:family="text">
      <style:text-properties style:text-underline-style="solid" style:text-underline-width="auto" style:text-underline-color="font-color" officeooo:rsid="0020768b"/>
    </style:style>
    <style:style style:name="T1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officeooo:rsid="0018c3ee"/>
    </style:style>
    <style:style style:name="T13" style:family="text">
      <style:text-properties fo:font-size="16pt" officeooo:rsid="00199634" style:font-size-asian="14pt" style:font-size-complex="16pt"/>
    </style:style>
    <style:style style:name="T14" style:family="text">
      <style:text-properties fo:font-size="16pt" officeooo:rsid="001d5312" style:font-size-asian="14pt" style:font-size-complex="16pt"/>
    </style:style>
    <style:style style:name="T15" style:family="text">
      <style:text-properties fo:font-size="16pt" officeooo:rsid="001fae68" style:font-size-asian="14pt" style:font-size-complex="16pt"/>
    </style:style>
    <style:style style:name="T16" style:family="text">
      <style:text-properties fo:font-size="16pt" officeooo:rsid="0020768b" style:font-size-asian="14pt" style:font-size-complex="16pt"/>
    </style:style>
    <style:style style:name="T17" style:family="text">
      <style:text-properties fo:font-size="16pt" style:text-underline-style="solid" style:text-underline-width="auto" style:text-underline-color="font-color" officeooo:rsid="00199634" style:font-size-asian="14pt" style:font-size-complex="16pt"/>
    </style:style>
    <style:style style:name="T18" style:family="text">
      <style:text-properties fo:font-size="16pt" style:text-underline-style="solid" style:text-underline-width="auto" style:text-underline-color="font-color" officeooo:rsid="001d5312" style:font-size-asian="14pt" style:font-size-complex="16pt"/>
    </style:style>
    <style:style style:name="T19" style:family="text">
      <style:text-properties fo:font-size="16pt" style:text-underline-style="solid" style:text-underline-width="auto" style:text-underline-color="font-color" officeooo:rsid="001fae68" style:font-size-asian="14pt" style:font-size-complex="16pt"/>
    </style:style>
    <style:style style:name="T20" style:family="text">
      <style:text-properties fo:font-size="16pt" style:text-underline-style="solid" style:text-underline-width="auto" style:text-underline-color="font-color" officeooo:rsid="0020768b" style:font-size-asian="14pt" style:font-size-complex="16pt"/>
    </style:style>
    <style:style style:name="T21" style:family="text">
      <style:text-properties officeooo:rsid="00199634"/>
    </style:style>
    <style:style style:name="T22" style:family="text">
      <style:text-properties officeooo:rsid="001d5312"/>
    </style:style>
    <style:style style:name="T23" style:family="text">
      <style:text-properties officeooo:rsid="001fae68"/>
    </style:style>
    <style:style style:name="T24" style:family="text">
      <style:text-properties officeooo:rsid="002076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Name: <text:span text:style-name="T1">Anirban Das</text:span> <text:s text:c="2"/>Class: <text:span text:style-name="T1">BCSE-II</text:span> <text:s/>Sec: <text:span text:style-name="T1">A3</text:span> <text:s/>Roll No.: <text:span text:style-name="T1">001910501077</text:span></text:p>
      <text:p text:style-name="P25"/>
      <text:p text:style-name="P9">OOP PROGRAMMING LAB <text:span text:style-name="T2">(JAVA)</text:span> </text:p>
      <text:p text:style-name="P9"/>
      <text:p text:style-name="P9">ASSIGNMENT <text:span text:style-name="T4">2</text:span></text:p>
      <text:p text:style-name="P9"><text:span text:style-name="T3"/></text:p>
      <text:p text:style-name="P9"><text:span text:style-name="T3"/></text:p>
      <text:p text:style-name="P10">Problem 1<text:span text:style-name="T5">:</text:span></text:p>
      <text:p text:style-name="P10"><text:span text:style-name="T5"/></text:p>
      <text:p text:style-name="P3"><text:span text:style-name="T5">CODE:</text:span></text:p>
      <text:p text:style-name="P3"><text:span text:style-name="T5"/></text:p>
      <text:p text:style-name="P3"><text:span text:style-name="T5"><text:tab/></text:span>BankAcct.java</text:p>
      <text:p text:style-name="P3"><text:span text:style-name="T5"/></text:p>
      <text:p text:style-name="P3"><text:span text:style-name="T6">import java.util.Scanner;</text:span></text:p>
      <text:p text:style-name="P17"><text:span text:style-name="T5"/></text:p>
      <text:p text:style-name="P17"><text:span text:style-name="T5">class BankAcct{</text:span></text:p>
      <text:p text:style-name="P17"><text:span text:style-name="T5"><text:s text:c="8"/>private String acc_number;</text:span></text:p>
      <text:p text:style-name="P17"><text:span text:style-name="T5"><text:s text:c="8"/>private double balance;</text:span></text:p>
      <text:p text:style-name="P17"><text:span text:style-name="T5"><text:s text:c="8"/>private double int_rate;</text:span></text:p>
      <text:p text:style-name="P17"><text:span text:style-name="T5"/></text:p>
      <text:p text:style-name="P17"><text:span text:style-name="T5"><text:s text:c="4"/>public BankAcct(){</text:span></text:p>
      <text:p text:style-name="P17"><text:span text:style-name="T5"><text:s text:c="8"/>acc_number = "NA";</text:span></text:p>
      <text:p text:style-name="P17"><text:span text:style-name="T5"><text:s text:c="8"/>balance = 0.0;</text:span></text:p>
      <text:p text:style-name="P17"><text:span text:style-name="T5"><text:s text:c="8"/>int_rate = 0.0;</text:span></text:p>
      <text:p text:style-name="P17"><text:span text:style-name="T5"><text:s text:c="4"/>}</text:span></text:p>
      <text:p text:style-name="P17"><text:span text:style-name="T5"/></text:p>
      <text:p text:style-name="P17"><text:span text:style-name="T5"><text:s text:c="4"/>public void acceptAccount(double r){</text:span></text:p>
      <text:p text:style-name="P17"><text:span text:style-name="T5"><text:s text:c="8"/>Scanner sc = new Scanner(System.in);</text:span></text:p>
      <text:p text:style-name="P17"><text:span text:style-name="T5"><text:s text:c="8"/>System.out.println("Enter Account Number:");</text:span></text:p>
      <text:p text:style-name="P17"><text:span text:style-name="T5"><text:s text:c="8"/>acc_number = sc.nextLine();</text:span></text:p>
      <text:p text:style-name="P17"><text:span text:style-name="T5"><text:s text:c="8"/>System.out.println("Enter Deposit Balance:");</text:span></text:p>
      <text:p text:style-name="P17"><text:span text:style-name="T5"><text:s text:c="8"/>balance <text:s/>= sc.nextDouble();</text:span></text:p>
      <text:p text:style-name="P17"><text:span text:style-name="T5"><text:s text:c="8"/>sc.nextLine();</text:span></text:p>
      <text:p text:style-name="P17"><text:span text:style-name="T5"><text:s text:c="8"/>int_rate = r;</text:span></text:p>
      <text:p text:style-name="P17"><text:span text:style-name="T5"><text:s text:c="4"/>}</text:span></text:p>
      <text:p text:style-name="P17"><text:span text:style-name="T5"/></text:p>
      <text:p text:style-name="P17"><text:span text:style-name="T5"><text:s text:c="4"/>public void displayAccount(){</text:span></text:p>
      <text:p text:style-name="P17"><text:span text:style-name="T5"><text:s text:c="8"/>System.out.println("Account Number: " + acc_number);</text:span></text:p>
      <text:p text:style-name="P17"><text:span text:style-name="T5"><text:s text:c="8"/>System.out.println("Current Balance: Rs. " + balance);</text:span></text:p>
      <text:p text:style-name="P17"><text:span text:style-name="T5"><text:s text:c="8"/>System.out.println("Current Rate of Interest: " + int_rate + "%");</text:span></text:p>
      <text:p text:style-name="P17"><text:span text:style-name="T5"><text:s text:c="4"/>}</text:span></text:p>
      <text:p text:style-name="P17"><text:span text:style-name="T5"/></text:p>
      <text:p text:style-name="P17"><text:span text:style-name="T5"><text:s text:c="4"/>public double returnInterest(){</text:span></text:p>
      <text:p text:style-name="P17"><text:span text:style-name="T5"><text:s text:c="8"/>return (balance * int_rate)/100 ;</text:span></text:p>
      <text:p text:style-name="P17"><text:span text:style-name="T5"><text:s text:c="4"/>}</text:span></text:p>
      <text:p text:style-name="P17"><text:soft-page-break/><text:span text:style-name="T5"/></text:p>
      <text:p text:style-name="P17"><text:span text:style-name="T5"><text:s text:c="4"/>public void updateRate(double r){</text:span></text:p>
      <text:p text:style-name="P17"><text:span text:style-name="T5"><text:s text:c="8"/>int_rate = r;</text:span></text:p>
      <text:p text:style-name="P17"><text:span text:style-name="T5"><text:s text:c="4"/>}</text:span></text:p>
      <text:p text:style-name="P17"><text:span text:style-name="T5"/></text:p>
      <text:p text:style-name="P17"><text:span text:style-name="T5"><text:s text:c="4"/>public double returnBalance(){</text:span></text:p>
      <text:p text:style-name="P17"><text:span text:style-name="T5"><text:s text:c="8"/>return balance;</text:span></text:p>
      <text:p text:style-name="P17"><text:span text:style-name="T5"><text:s text:c="4"/>}</text:span></text:p>
      <text:p text:style-name="P17"><text:span text:style-name="T5"/></text:p>
      <text:p text:style-name="P17"><text:span text:style-name="T5"><text:s text:c="4"/>public String returnAccNumber(){</text:span></text:p>
      <text:p text:style-name="P17"><text:span text:style-name="T5"><text:s text:c="8"/>return acc_number;</text:span></text:p>
      <text:p text:style-name="P17"><text:span text:style-name="T5"><text:s text:c="4"/>}</text:span></text:p>
      <text:p text:style-name="P17"><text:span text:style-name="T5">}</text:span></text:p>
      <text:p text:style-name="P1"/>
      <text:p text:style-name="P1"><text:tab/><text:span text:style-name="T8">Bank.java</text:span></text:p>
      <text:p text:style-name="P1"><text:span text:style-name="T8"/></text:p>
      <text:p text:style-name="P18">import java.util.ArrayList;</text:p>
      <text:p text:style-name="P18">import java.util.Scanner;</text:p>
      <text:p text:style-name="P18"/>
      <text:p text:style-name="P18">public class Bank {</text:p>
      <text:p text:style-name="P18"><text:s text:c="4"/>public static void main(String args[]){</text:p>
      <text:p text:style-name="P18"><text:s text:c="8"/>Scanner sc = new Scanner(System.in);</text:p>
      <text:p text:style-name="P18"><text:s text:c="8"/>ArrayList&lt;BankAcct&gt; acc_list = new ArrayList&lt;&gt;();</text:p>
      <text:p text:style-name="P18"><text:s text:c="8"/>BankAcct ac;</text:p>
      <text:p text:style-name="P18"><text:s text:c="8"/>int ch = 0, flag = 0, index = 0;</text:p>
      <text:p text:style-name="P18"><text:s text:c="8"/>String name;</text:p>
      <text:p text:style-name="P18"><text:s text:c="8"/>double rate = 0, interest = 0, balance = 0;</text:p>
      <text:p text:style-name="P18"><text:s text:c="8"/>while(ch!=6){</text:p>
      <text:p text:style-name="P18"><text:s text:c="12"/>ch = menu();</text:p>
      <text:p text:style-name="P18"><text:s text:c="12"/>switch(ch){</text:p>
      <text:p text:style-name="P18"><text:s text:c="16"/>case 1:</text:p>
      <text:p text:style-name="P18"><text:s text:c="20"/>if(rate == 0){</text:p>
      <text:p text:style-name="P18"><text:s text:c="24"/>System.out.println("No Rate issued by bank! Please Contact the Manager.");</text:p>
      <text:p text:style-name="P18"><text:s text:c="24"/>break;</text:p>
      <text:p text:style-name="P18"><text:s text:c="20"/>}</text:p>
      <text:p text:style-name="P18"><text:s text:c="20"/>ac = new BankAcct();</text:p>
      <text:p text:style-name="P18"><text:s text:c="20"/>ac.acceptAccount(rate);</text:p>
      <text:p text:style-name="P18"><text:s text:c="20"/>index = isAvailable(ac.returnAccNumber(), acc_list);</text:p>
      <text:p text:style-name="P18"><text:s text:c="20"/>if(index != -1){</text:p>
      <text:p text:style-name="P18"><text:s text:c="24"/>System.out.println("Account already present! Want to update? (Y/N)");</text:p>
      <text:p text:style-name="P18"><text:s text:c="24"/>String yes = sc.nextLine();</text:p>
      <text:p text:style-name="P18"><text:s text:c="24"/>if(yes.toUpperCase().equals("Y")){</text:p>
      <text:p text:style-name="P18"><text:s text:c="28"/>acc_list.set(index, ac);</text:p>
      <text:p text:style-name="P18"><text:s text:c="28"/>System.out.println("Account Updated!");</text:p>
      <text:p text:style-name="P18"><text:s text:c="28"/>break;</text:p>
      <text:p text:style-name="P18"><text:s text:c="24"/>}</text:p>
      <text:p text:style-name="P18"><text:s text:c="24"/>else{</text:p>
      <text:p text:style-name="P18"><text:s text:c="28"/>System.out.println("No Changes Made!");</text:p>
      <text:p text:style-name="P18"><text:s text:c="28"/>break;</text:p>
      <text:p text:style-name="P18"><text:s text:c="24"/>}</text:p>
      <text:p text:style-name="P18"><text:s text:c="20"/>}</text:p>
      <text:p text:style-name="P18"><text:soft-page-break/><text:s text:c="20"/>acc_list.add(ac);</text:p>
      <text:p text:style-name="P18"><text:s text:c="20"/>System.out.println("Account Added!");</text:p>
      <text:p text:style-name="P18"><text:s text:c="20"/>break;</text:p>
      <text:p text:style-name="P18"><text:s text:c="16"/></text:p>
      <text:p text:style-name="P18"><text:s text:c="16"/>case 2:</text:p>
      <text:p text:style-name="P18"><text:s text:c="20"/>if(acc_list.size() == 0){</text:p>
      <text:p text:style-name="P18"><text:s text:c="24"/>System.out.println("No Accounts to Display!");</text:p>
      <text:p text:style-name="P18"><text:s text:c="24"/>break;</text:p>
      <text:p text:style-name="P18"><text:s text:c="20"/>}</text:p>
      <text:p text:style-name="P18"><text:s text:c="20"/>System.out.println("Enter Account Number:");</text:p>
      <text:p text:style-name="P18"><text:s text:c="20"/>name = sc.nextLine();</text:p>
      <text:p text:style-name="P18"><text:s text:c="20"/>index = isAvailable(name, acc_list);</text:p>
      <text:p text:style-name="P18"><text:s text:c="20"/>if(index == -1){</text:p>
      <text:p text:style-name="P18"><text:s text:c="24"/>System.out.println("Account does not exist!");</text:p>
      <text:p text:style-name="P18"><text:s text:c="24"/>break;</text:p>
      <text:p text:style-name="P18"><text:s text:c="20"/>}</text:p>
      <text:p text:style-name="P18"><text:s text:c="20"/>acc_list.get(index).displayAccount();</text:p>
      <text:p text:style-name="P18"><text:s text:c="20"/>break;</text:p>
      <text:p text:style-name="P18"><text:s text:c="16"/></text:p>
      <text:p text:style-name="P18"><text:s text:c="16"/>case 3:</text:p>
      <text:p text:style-name="P18"><text:s text:c="20"/>System.out.println("Current Rate of Interest(per annum): " + rate + "%");</text:p>
      <text:p text:style-name="P18"><text:s text:c="20"/>System.out.println("Enter New Rate:");</text:p>
      <text:p text:style-name="P18"><text:s text:c="20"/>rate = sc.nextDouble();</text:p>
      <text:p text:style-name="P18"><text:s text:c="20"/>sc.nextLine();</text:p>
      <text:p text:style-name="P18"><text:s text:c="20"/>updateAllRates(acc_list, rate);</text:p>
      <text:p text:style-name="P18"><text:s text:c="20"/>System.out.println("Rate Updated!");</text:p>
      <text:p text:style-name="P18"><text:s text:c="20"/>break;</text:p>
      <text:p text:style-name="P18"><text:s text:c="16"/></text:p>
      <text:p text:style-name="P18"><text:s text:c="16"/>case 4:</text:p>
      <text:p text:style-name="P18"><text:s text:c="20"/>if(acc_list.size() == 0){</text:p>
      <text:p text:style-name="P18"><text:s text:c="24"/>System.out.println("No Accounts Available!");</text:p>
      <text:p text:style-name="P18"><text:s text:c="24"/>break;</text:p>
      <text:p text:style-name="P18"><text:s text:c="20"/>}</text:p>
      <text:p text:style-name="P18"><text:s text:c="20"/>System.out.println("Enter Account Number:");</text:p>
      <text:p text:style-name="P18"><text:s text:c="20"/>name = sc.nextLine();</text:p>
      <text:p text:style-name="P18"><text:s text:c="20"/>index = isAvailable(name, acc_list);</text:p>
      <text:p text:style-name="P18"><text:s text:c="20"/>if(index == -1){</text:p>
      <text:p text:style-name="P18"><text:s text:c="24"/>System.out.println("Account does not exist!");</text:p>
      <text:p text:style-name="P18"><text:s text:c="24"/>break;</text:p>
      <text:p text:style-name="P18"><text:s text:c="20"/>}</text:p>
      <text:p text:style-name="P18"><text:s text:c="20"/>balance = acc_list.get(index).returnBalance();</text:p>
      <text:p text:style-name="P18"><text:s text:c="20"/>interest = acc_list.get(index).returnInterest();</text:p>
      <text:p text:style-name="P18"><text:s text:c="20"/>System.out.println("Current Interest on balance Rs. " + balance + ": Rs. " + interest);</text:p>
      <text:p text:style-name="P18"><text:s text:c="20"/>break;</text:p>
      <text:p text:style-name="P18"><text:s text:c="16"/></text:p>
      <text:p text:style-name="P18"><text:s text:c="16"/>case 5:</text:p>
      <text:p text:style-name="P18"><text:s text:c="20"/>if(acc_list.size() == 0){</text:p>
      <text:p text:style-name="P18"><text:s text:c="24"/>System.out.println("No Accounts Available!");</text:p>
      <text:p text:style-name="P18"><text:s text:c="24"/>break;</text:p>
      <text:p text:style-name="P18"><text:s text:c="20"/>}</text:p>
      <text:p text:style-name="P18"><text:s text:c="20"/>displayAllAccounts(acc_list);</text:p>
      <text:p text:style-name="P18"><text:s text:c="20"/>break;</text:p>
      <text:p text:style-name="P18"><text:soft-page-break/><text:s text:c="16"/></text:p>
      <text:p text:style-name="P18"><text:s text:c="16"/>case 6:</text:p>
      <text:p text:style-name="P18"><text:s text:c="20"/>System.exit(0);</text:p>
      <text:p text:style-name="P18"><text:s text:c="16"/></text:p>
      <text:p text:style-name="P18"><text:s text:c="16"/>default:</text:p>
      <text:p text:style-name="P18"><text:s text:c="20"/>System.out.println("Wrong Choice!");</text:p>
      <text:p text:style-name="P18"><text:s text:c="12"/>}</text:p>
      <text:p text:style-name="P18"><text:s text:c="8"/>}</text:p>
      <text:p text:style-name="P18"><text:s text:c="4"/>}</text:p>
      <text:p text:style-name="P18"><text:s text:c="4"/>static int menu(){</text:p>
      <text:p text:style-name="P18"><text:s text:c="8"/>Scanner sc = new Scanner(System.in);</text:p>
      <text:p text:style-name="P18"><text:s text:c="8"/>System.out.println("\n***BANK MNAGEMENT SYSTEM***");</text:p>
      <text:p text:style-name="P18"><text:s text:c="8"/>System.out.println("1. Add Account.");</text:p>
      <text:p text:style-name="P18"><text:s text:c="8"/>System.out.println("2. Display Account.");</text:p>
      <text:p text:style-name="P18"><text:s text:c="8"/>System.out.println("3. Enter/Change Rate of Interest(same for all accounts): ");</text:p>
      <text:p text:style-name="P18"><text:s text:c="8"/>System.out.println("4. Calculate and Return Interest(per annum).");</text:p>
      <text:p text:style-name="P18"><text:s text:c="8"/>System.out.println("5. Display All Accounts.");</text:p>
      <text:p text:style-name="P18"><text:s text:c="8"/>System.out.println("6. Exit.");</text:p>
      <text:p text:style-name="P18"><text:s text:c="8"/>int choice;</text:p>
      <text:p text:style-name="P18"><text:s text:c="8"/>System.out.println("Enter Your Choice:");</text:p>
      <text:p text:style-name="P18"><text:s text:c="8"/>choice = sc.nextInt();</text:p>
      <text:p text:style-name="P18"><text:s text:c="8"/>sc.nextLine();</text:p>
      <text:p text:style-name="P18"><text:s text:c="8"/>return choice;</text:p>
      <text:p text:style-name="P18"><text:s text:c="4"/>}</text:p>
      <text:p text:style-name="P18"/>
      <text:p text:style-name="P18"><text:s text:c="4"/>static int isAvailable(String name, ArrayList&lt;BankAcct&gt; acc_list){</text:p>
      <text:p text:style-name="P18"><text:s text:c="8"/>int index = 0;</text:p>
      <text:p text:style-name="P18"><text:s text:c="8"/>for(BankAcct a: acc_list){</text:p>
      <text:p text:style-name="P18"><text:s text:c="12"/>if(a.returnAccNumber().equals(name)){</text:p>
      <text:p text:style-name="P18"><text:s text:c="16"/>return index;</text:p>
      <text:p text:style-name="P18"><text:s text:c="12"/>}</text:p>
      <text:p text:style-name="P18"><text:s text:c="12"/>index++;</text:p>
      <text:p text:style-name="P18"><text:s text:c="8"/>}</text:p>
      <text:p text:style-name="P18"><text:s text:c="8"/>return -1;</text:p>
      <text:p text:style-name="P18"><text:s text:c="4"/>}</text:p>
      <text:p text:style-name="P18"/>
      <text:p text:style-name="P18"><text:s text:c="4"/>static void updateAllRates(ArrayList&lt;BankAcct&gt; list, double rate){</text:p>
      <text:p text:style-name="P18"><text:s text:c="8"/>for(BankAcct a : list){</text:p>
      <text:p text:style-name="P18"><text:s text:c="12"/>a.updateRate(rate);</text:p>
      <text:p text:style-name="P18"><text:s text:c="8"/>}</text:p>
      <text:p text:style-name="P18"><text:s text:c="4"/>}</text:p>
      <text:p text:style-name="P18"/>
      <text:p text:style-name="P18"><text:s text:c="4"/>static void displayAllAccounts(ArrayList&lt;BankAcct&gt; list){</text:p>
      <text:p text:style-name="P18"><text:s text:c="8"/>for(BankAcct a : list){</text:p>
      <text:p text:style-name="P18"><text:s text:c="12"/>a.displayAccount();</text:p>
      <text:p text:style-name="P18"><text:s text:c="8"/>}</text:p>
      <text:p text:style-name="P18"><text:s text:c="4"/>}</text:p>
      <text:p text:style-name="P18">}</text:p>
      <text:p text:style-name="P18"/>
      <text:p text:style-name="P18"/>
      <text:p text:style-name="P18"/>
      <text:p text:style-name="P18"/>
      <text:p text:style-name="P12"><text:soft-page-break/><text:span text:style-name="T11">Problem 2</text:span>:</text:p>
      <text:p text:style-name="P12"/>
      <text:p text:style-name="P2">CODE:</text:p>
      <text:p text:style-name="P2"/>
      <text:p text:style-name="P2"><text:tab/><text:tab/><text:span text:style-name="T7">Metric.java</text:span></text:p>
      <text:p text:style-name="P2"><text:span text:style-name="T7"/></text:p>
      <text:p text:style-name="P19">import java.util.Scanner;</text:p>
      <text:p text:style-name="P19"/>
      <text:p text:style-name="P19">class Metric{</text:p>
      <text:p text:style-name="P19"><text:s text:c="4"/>public static void main(String args[]){</text:p>
      <text:p text:style-name="P19"><text:s text:c="8"/>Scanner sc = new Scanner(System.in);</text:p>
      <text:p text:style-name="P19"><text:s text:c="8"/>double argument;</text:p>
      <text:p text:style-name="P19"><text:s text:c="8"/>int choice = 0;</text:p>
      <text:p text:style-name="P19"><text:s text:c="8"/>while(choice != 3){</text:p>
      <text:p text:style-name="P19"><text:s text:c="12"/>choice = menu();</text:p>
      <text:p text:style-name="P19"><text:s text:c="12"/>switch(choice){</text:p>
      <text:p text:style-name="P19"><text:s text:c="16"/>case 1:</text:p>
      <text:p text:style-name="P19"><text:s text:c="20"/>System.out.println("Enter Kilometer value:");</text:p>
      <text:p text:style-name="P19"><text:s text:c="20"/>argument = sc.nextDouble();</text:p>
      <text:p text:style-name="P19"><text:s text:c="20"/>sc.nextLine();</text:p>
      <text:p text:style-name="P19"><text:s text:c="20"/>System.out.println(argument + " kms = " + kiloToMile(argument) + " miles.");</text:p>
      <text:p text:style-name="P19"><text:s text:c="20"/>break;</text:p>
      <text:p text:style-name="P19"><text:s text:c="16"/>case 2:</text:p>
      <text:p text:style-name="P19"><text:s text:c="20"/>System.out.println("Enter Miles value:");</text:p>
      <text:p text:style-name="P19"><text:s text:c="20"/>argument = sc.nextDouble();</text:p>
      <text:p text:style-name="P19"><text:s text:c="20"/>sc.nextLine();</text:p>
      <text:p text:style-name="P19"><text:s text:c="20"/>System.out.println(argument + " miles = " + mileToKilo(argument) + " kms.");</text:p>
      <text:p text:style-name="P19"><text:s text:c="20"/>break;</text:p>
      <text:p text:style-name="P19"><text:s text:c="16"/>case 3:</text:p>
      <text:p text:style-name="P19"><text:s text:c="20"/>System.exit(0);</text:p>
      <text:p text:style-name="P19"><text:s text:c="16"/>default:</text:p>
      <text:p text:style-name="P19"><text:s text:c="20"/>System.out.println("Wrong Choice!");</text:p>
      <text:p text:style-name="P19"><text:s text:c="12"/>}</text:p>
      <text:p text:style-name="P19"><text:s text:c="8"/>}</text:p>
      <text:p text:style-name="P19"><text:s text:c="4"/>}</text:p>
      <text:p text:style-name="P19"/>
      <text:p text:style-name="P19"><text:s text:c="4"/>static int menu(){</text:p>
      <text:p text:style-name="P19"><text:s text:c="8"/>Scanner sc = new Scanner(System.in);</text:p>
      <text:p text:style-name="P19"><text:s text:c="8"/>System.out.println("\n**UNIT CONVERSION MENU**");</text:p>
      <text:p text:style-name="P19"><text:s text:c="8"/>System.out.println("1. Kilometers to Miles.");</text:p>
      <text:p text:style-name="P19"><text:s text:c="8"/>System.out.println("2. Miles to Kilometers.");</text:p>
      <text:p text:style-name="P19"><text:s text:c="8"/>System.out.println("3. Exit.");</text:p>
      <text:p text:style-name="P19"><text:s text:c="8"/>System.out.println("Enter Your Choice:");</text:p>
      <text:p text:style-name="P19"><text:s text:c="8"/>int choice = sc.nextInt();</text:p>
      <text:p text:style-name="P19"><text:s text:c="8"/>sc.nextLine();</text:p>
      <text:p text:style-name="P19"><text:s text:c="8"/>return choice;</text:p>
      <text:p text:style-name="P19"><text:s text:c="4"/>}</text:p>
      <text:p text:style-name="P19"/>
      <text:p text:style-name="P19"><text:s text:c="4"/>static double kiloToMile(double kilometers){</text:p>
      <text:p text:style-name="P19"><text:s text:c="8"/>return kilometers/1.5 ;</text:p>
      <text:p text:style-name="P19"><text:soft-page-break/><text:s text:c="4"/>}</text:p>
      <text:p text:style-name="P19"/>
      <text:p text:style-name="P19"><text:s text:c="4"/>static double mileToKilo(double miles){</text:p>
      <text:p text:style-name="P19"><text:s text:c="8"/>return miles*1.5;</text:p>
      <text:p text:style-name="P19"><text:s text:c="4"/>}</text:p>
      <text:p text:style-name="P19">}</text:p>
      <text:p text:style-name="P19"/>
      <text:p text:style-name="P19"/>
      <text:p text:style-name="P13"/>
      <text:p text:style-name="P11">Problem 3<text:span text:style-name="T5">:</text:span></text:p>
      <text:p text:style-name="P11"><text:span text:style-name="T5"/></text:p>
      <text:p text:style-name="P4"><text:span text:style-name="T5">CODE:</text:span></text:p>
      <text:p text:style-name="P4"><text:span text:style-name="T5"/></text:p>
      <text:p text:style-name="P4"><text:span text:style-name="T5"><text:tab/><text:tab/></text:span>StringOperations.java</text:p>
      <text:p text:style-name="P4"/>
      <text:p text:style-name="P23">import java.util.*;</text:p>
      <text:p text:style-name="P23">import java.util.stream.*;</text:p>
      <text:p text:style-name="P23"/>
      <text:p text:style-name="P23">class StringOperations{</text:p>
      <text:p text:style-name="P23"><text:s text:c="4"/>public static void main(String args[]){</text:p>
      <text:p text:style-name="P23"><text:s text:c="8"/>Scanner sc = new Scanner(System.in);</text:p>
      <text:p text:style-name="P23"><text:s text:c="8"/>String input = "";</text:p>
      <text:p text:style-name="P23"><text:s text:c="8"/></text:p>
      <text:p text:style-name="P23"><text:s text:c="8"/>System.out.println("\nEnter the String:");</text:p>
      <text:p text:style-name="P23"><text:s text:c="8"/>input = sc.nextLine();</text:p>
      <text:p text:style-name="P23"><text:s text:c="8"/></text:p>
      <text:p text:style-name="P23"><text:s text:c="8"/>char arrayOfChars[] = input.replaceAll(" ", "").toCharArray();</text:p>
      <text:p text:style-name="P23"><text:s text:c="8"/>String arrayOfWords[] = input.split("\\s+|\\@|\\.");</text:p>
      <text:p text:style-name="P23"/>
      <text:p text:style-name="P23"><text:s text:c="8"/>int choice = 0;</text:p>
      <text:p text:style-name="P23"><text:s text:c="8"/></text:p>
      <text:p text:style-name="P23"><text:s text:c="8"/>while(choice != 6){</text:p>
      <text:p text:style-name="P23"><text:s text:c="12"/>choice = menu();</text:p>
      <text:p text:style-name="P23"><text:s text:c="12"/>switch(choice){</text:p>
      <text:p text:style-name="P23"><text:s text:c="16"/>case 1:</text:p>
      <text:p text:style-name="P23"><text:s text:c="20"/>System.out.println("Number of a's : " + numberOfACharacter(arrayOfChars, 'a'));</text:p>
      <text:p text:style-name="P23"><text:s text:c="20"/>System.out.println("Number of A's : " + numberOfACharacter(arrayOfChars, 'A'));</text:p>
      <text:p text:style-name="P23"><text:s text:c="20"/>break;</text:p>
      <text:p text:style-name="P23"><text:s text:c="16"/></text:p>
      <text:p text:style-name="P23"><text:s text:c="16"/>case 2:</text:p>
      <text:p text:style-name="P23"><text:s text:c="20"/>System.out.print("Number of 'and's : " + numberOfAWord(arrayOfWords, "and"));</text:p>
      <text:p text:style-name="P23"><text:s text:c="20"/>break;</text:p>
      <text:p text:style-name="P23"/>
      <text:p text:style-name="P23"><text:s text:c="16"/>case 3:</text:p>
      <text:p text:style-name="P23"><text:s text:c="20"/>if(input.startsWith("The", 0)){</text:p>
      <text:p text:style-name="P23"><text:s text:c="24"/>System.out.println("Yes.");</text:p>
      <text:p text:style-name="P23"><text:s text:c="20"/>}</text:p>
      <text:p text:style-name="P23"><text:s text:c="20"/>else{</text:p>
      <text:p text:style-name="P23"><text:s text:c="24"/>System.out.println("No.");</text:p>
      <text:p text:style-name="P23"><text:soft-page-break/><text:s text:c="20"/>}</text:p>
      <text:p text:style-name="P23"><text:s text:c="20"/>break;</text:p>
      <text:p text:style-name="P23"/>
      <text:p text:style-name="P23"><text:s text:c="16"/>case 4:</text:p>
      <text:p text:style-name="P23"><text:s text:c="20"/>System.out.println("Array of Characters:");</text:p>
      <text:p text:style-name="P23"><text:s text:c="20"/>for(char c : arrayOfChars){</text:p>
      <text:p text:style-name="P23"><text:s text:c="24"/>System.out.println(c);</text:p>
      <text:p text:style-name="P23"><text:s text:c="20"/>}</text:p>
      <text:p text:style-name="P23"><text:s text:c="20"/>break;</text:p>
      <text:p text:style-name="P23"/>
      <text:p text:style-name="P23"><text:s text:c="16"/>case 5:</text:p>
      <text:p text:style-name="P23"><text:s text:c="20"/>System.out.println("Array of Words(tokens):");</text:p>
      <text:p text:style-name="P23"><text:s text:c="20"/>List&lt;String&gt; myStringList = new ArrayList&lt;String&gt;(arrayOfWords.length);</text:p>
      <text:p text:style-name="P23"><text:s text:c="20"/>for (String s : arrayOfWords) {</text:p>
      <text:p text:style-name="P23"><text:s text:c="24"/>myStringList.add(s);</text:p>
      <text:p text:style-name="P23"><text:s text:c="20"/>}</text:p>
      <text:p text:style-name="P23"><text:s text:c="20"/></text:p>
      <text:p text:style-name="P23"><text:s text:c="20"/>myStringList.removeAll(Collections.singleton(" "));</text:p>
      <text:p text:style-name="P23"><text:s text:c="20"/>// arrayOfWords = myStringList.toArray(new String[0]);</text:p>
      <text:p text:style-name="P23"><text:s text:c="20"/></text:p>
      <text:p text:style-name="P23"><text:s text:c="20"/>for(String s : myStringList){</text:p>
      <text:p text:style-name="P23"><text:s text:c="24"/>System.out.println(s);</text:p>
      <text:p text:style-name="P23"><text:s text:c="20"/>}</text:p>
      <text:p text:style-name="P23"><text:s text:c="20"/>break;</text:p>
      <text:p text:style-name="P23"/>
      <text:p text:style-name="P23"><text:s text:c="16"/>case 6:</text:p>
      <text:p text:style-name="P23"><text:s text:c="20"/>System.exit(0);</text:p>
      <text:p text:style-name="P23"/>
      <text:p text:style-name="P23"><text:s text:c="16"/>default:</text:p>
      <text:p text:style-name="P23"><text:s text:c="20"/>System.out.println("Wrorng Choice!");</text:p>
      <text:p text:style-name="P23"><text:s text:c="12"/>}</text:p>
      <text:p text:style-name="P23"><text:s text:c="8"/>}</text:p>
      <text:p text:style-name="P23"><text:s text:c="4"/>}</text:p>
      <text:p text:style-name="P23"/>
      <text:p text:style-name="P23"><text:s text:c="4"/>static int menu(){</text:p>
      <text:p text:style-name="P23"><text:s text:c="8"/>Scanner sc = new Scanner(System.in);</text:p>
      <text:p text:style-name="P23"><text:s text:c="8"/>System.out.println("\nMENU");</text:p>
      <text:p text:style-name="P23"><text:s text:c="8"/>System.out.println("1. Number of a's in the sting.");</text:p>
      <text:p text:style-name="P23"><text:s text:c="8"/>System.out.println("2. Number of 'and's in the string.");</text:p>
      <text:p text:style-name="P23"><text:s text:c="8"/>System.out.println("3. Does the string starts with 'The'?");</text:p>
      <text:p text:style-name="P23"><text:s text:c="8"/>System.out.println("4. Display string as Array of characters.");</text:p>
      <text:p text:style-name="P23"><text:s text:c="8"/>System.out.println("5. Display all words of the string.");</text:p>
      <text:p text:style-name="P23"><text:s text:c="8"/>System.out.println("6. Exit.");</text:p>
      <text:p text:style-name="P23"><text:s text:c="8"/>int choice;</text:p>
      <text:p text:style-name="P23"><text:s text:c="8"/>System.out.println("Enter Your Choice:");</text:p>
      <text:p text:style-name="P23"><text:s text:c="8"/>choice = sc.nextInt();</text:p>
      <text:p text:style-name="P23"><text:s text:c="8"/>sc.nextLine();</text:p>
      <text:p text:style-name="P23"><text:s text:c="8"/>return choice;</text:p>
      <text:p text:style-name="P23"><text:s text:c="4"/>}</text:p>
      <text:p text:style-name="P23"><text:s text:c="4"/></text:p>
      <text:p text:style-name="P23"><text:s text:c="4"/>static int numberOfACharacter(char[] array, char ch){</text:p>
      <text:p text:style-name="P23"><text:s text:c="8"/>int count = 0;</text:p>
      <text:p text:style-name="P23"><text:soft-page-break/><text:s text:c="8"/>for(char c : array){</text:p>
      <text:p text:style-name="P23"><text:s text:c="12"/>if(c == ch){</text:p>
      <text:p text:style-name="P23"><text:s text:c="16"/>count++;</text:p>
      <text:p text:style-name="P23"><text:s text:c="12"/>}</text:p>
      <text:p text:style-name="P23"><text:s text:c="8"/>}</text:p>
      <text:p text:style-name="P23"><text:s text:c="8"/>return count;</text:p>
      <text:p text:style-name="P23"><text:s text:c="4"/>}</text:p>
      <text:p text:style-name="P23"/>
      <text:p text:style-name="P23"><text:s text:c="4"/>static int numberOfAWord(String[] array, String word){</text:p>
      <text:p text:style-name="P23"><text:s text:c="8"/>int count = 0;</text:p>
      <text:p text:style-name="P23"><text:s text:c="8"/>for(String s : array){</text:p>
      <text:p text:style-name="P23"><text:s text:c="12"/>if(s.equals(word)){</text:p>
      <text:p text:style-name="P23"><text:s text:c="16"/>count++;</text:p>
      <text:p text:style-name="P23"><text:s text:c="12"/>}</text:p>
      <text:p text:style-name="P23"><text:s text:c="8"/>}</text:p>
      <text:p text:style-name="P23"><text:s text:c="8"/>return count;</text:p>
      <text:p text:style-name="P23"><text:s text:c="4"/>}</text:p>
      <text:p text:style-name="P23"/>
      <text:p text:style-name="P23">}</text:p>
      <text:p text:style-name="P23"/>
      <text:p text:style-name="P23"/>
      <text:p text:style-name="P23"/>
      <text:p text:style-name="P14"><text:span text:style-name="T7">Problem 4</text:span>:</text:p>
      <text:p text:style-name="P14"/>
      <text:p text:style-name="P5">CODE:</text:p>
      <text:p text:style-name="P5"/>
      <text:p text:style-name="P5"><text:tab/><text:tab/><text:span text:style-name="T9">Wrapper.java</text:span></text:p>
      <text:p text:style-name="P5"><text:span text:style-name="T9"/></text:p>
      <text:p text:style-name="P20"><text:span text:style-name="T12">import java.util.Scanner;</text:span></text:p>
      <text:p text:style-name="P20"/>
      <text:p text:style-name="P20"><text:span text:style-name="T12">class Wrapper {</text:span></text:p>
      <text:p text:style-name="P20"><text:span text:style-name="T12"><text:s text:c="4"/>public static void main(String args[]){</text:span></text:p>
      <text:p text:style-name="P20"><text:span text:style-name="T12"><text:s text:c="8"/></text:span></text:p>
      <text:p text:style-name="P20"><text:span text:style-name="T12"><text:s text:c="8"/>// basic type to wrapper class object</text:span></text:p>
      <text:p text:style-name="P20"><text:span text:style-name="T12"><text:s text:c="8"/>int i1 = 10;</text:span></text:p>
      <text:p text:style-name="P20"><text:span text:style-name="T12"><text:s text:c="8"/>Integer a1 = Integer.valueOf(i1); //explicitly</text:span></text:p>
      <text:p text:style-name="P20"><text:span text:style-name="T12"><text:s text:c="8"/>Integer j1 = a1; <text:s text:c="17"/>//autoboxing</text:span></text:p>
      <text:p text:style-name="P20"><text:span text:style-name="T12"><text:s text:c="8"/>System.out.println("Output (i): " + a1 + " " + j1);</text:span></text:p>
      <text:p text:style-name="P20"/>
      <text:p text:style-name="P20"><text:span text:style-name="T12"><text:s text:c="8"/></text:span></text:p>
      <text:p text:style-name="P20"><text:span text:style-name="T12"><text:s text:c="8"/>// wrapper class object to basic type</text:span></text:p>
      <text:p text:style-name="P20"><text:span text:style-name="T12"><text:s text:c="8"/>// unboxing</text:span></text:p>
      <text:p text:style-name="P20"><text:span text:style-name="T12"><text:s text:c="8"/>Integer a2 = new Integer(5);</text:span></text:p>
      <text:p text:style-name="P20"><text:span text:style-name="T12"><text:s text:c="8"/>int i2 = a2.intValue(); <text:s text:c="8"/>//explicitly</text:span></text:p>
      <text:p text:style-name="P20"><text:span text:style-name="T12"><text:s text:c="8"/>int j2 = a2; <text:s text:c="19"/>//unboxing</text:span></text:p>
      <text:p text:style-name="P20"><text:span text:style-name="T12"><text:s text:c="8"/>System.out.println("Output (ii): " + a2 + " " + j2);</text:span></text:p>
      <text:p text:style-name="P20"/>
      <text:p text:style-name="P20"/>
      <text:p text:style-name="P20"><text:span text:style-name="T12"><text:s text:c="8"/>// basic type to String</text:span></text:p>
      <text:p text:style-name="P20"><text:span text:style-name="T12"><text:s text:c="8"/>int i3 = 9;</text:span></text:p>
      <text:p text:style-name="P20"><text:soft-page-break/><text:span text:style-name="T12"><text:s text:c="8"/>String s1 = Integer.toString(i3);</text:span></text:p>
      <text:p text:style-name="P20"><text:span text:style-name="T12"><text:s text:c="8"/>System.out.println("Output (iii): " + i3 + " " + s1);</text:span></text:p>
      <text:p text:style-name="P20"/>
      <text:p text:style-name="P20"/>
      <text:p text:style-name="P20"><text:span text:style-name="T12"><text:s text:c="8"/>// String to wrapper class object</text:span></text:p>
      <text:p text:style-name="P20"><text:span text:style-name="T12"><text:s text:c="8"/>String s2 = "15";</text:span></text:p>
      <text:p text:style-name="P20"><text:span text:style-name="T12"><text:s text:c="8"/>Integer a3 = new Integer(s2);</text:span></text:p>
      <text:p text:style-name="P20"><text:span text:style-name="T12"><text:s text:c="8"/>System.out.println("Output (iv): " + s2 + " " + a3);</text:span></text:p>
      <text:p text:style-name="P20"/>
      <text:p text:style-name="P20"/>
      <text:p text:style-name="P20"><text:span text:style-name="T12"><text:s text:c="8"/>// wrapper class object to String</text:span></text:p>
      <text:p text:style-name="P20"><text:span text:style-name="T12"><text:s text:c="8"/>Integer a4 = new Integer(45);</text:span></text:p>
      <text:p text:style-name="P20"><text:span text:style-name="T12"><text:s text:c="8"/>String s3 = Integer.toString(a4);</text:span></text:p>
      <text:p text:style-name="P20"><text:span text:style-name="T12"><text:s text:c="8"/>System.out.println("Output (v): " + a4 + " " + s3);</text:span></text:p>
      <text:p text:style-name="P20"><text:span text:style-name="T12"><text:s text:c="4"/>}</text:span></text:p>
      <text:p text:style-name="P20"><text:span text:style-name="T12">}</text:span></text:p>
      <text:p text:style-name="P20"/>
      <text:p text:style-name="P20"/>
      <text:p text:style-name="P15"><text:span text:style-name="T7">Problem 5</text:span>:</text:p>
      <text:p text:style-name="P15"/>
      <text:p text:style-name="P6">CODE:</text:p>
      <text:p text:style-name="P6"/>
      <text:p text:style-name="P6"><text:tab/><text:tab/><text:span text:style-name="T7">Customer.java</text:span></text:p>
      <text:p text:style-name="P6"><text:span text:style-name="T7"/></text:p>
      <text:p text:style-name="P21">import java.util.Scanner;</text:p>
      <text:p text:style-name="P21"/>
      <text:p text:style-name="P21">class Customer{</text:p>
      <text:p text:style-name="P21"><text:s text:c="8"/>private String cusId;</text:p>
      <text:p text:style-name="P21"><text:s text:c="8"/>private String phnNumber;</text:p>
      <text:p text:style-name="P21"><text:s text:c="8"/>private String name;</text:p>
      <text:p text:style-name="P21"><text:s text:c="8"/>private double currLoan;</text:p>
      <text:p text:style-name="P21"><text:s text:c="8"/>private double credit;</text:p>
      <text:p text:style-name="P21"><text:s text:c="8"/>private boolean isPrivileged;</text:p>
      <text:p text:style-name="P21"><text:s text:c="8"/></text:p>
      <text:p text:style-name="P21"><text:s text:c="4"/>public Customer(){</text:p>
      <text:p text:style-name="P21"><text:s text:c="8"/>cusId = "";</text:p>
      <text:p text:style-name="P21"><text:s text:c="8"/>name = "";</text:p>
      <text:p text:style-name="P21"><text:s text:c="8"/>currLoan = 0.0;</text:p>
      <text:p text:style-name="P21"><text:s text:c="8"/>phnNumber = "";</text:p>
      <text:p text:style-name="P21"><text:s text:c="8"/>credit = 0.0;</text:p>
      <text:p text:style-name="P21"><text:s text:c="8"/>isPrivileged = false;</text:p>
      <text:p text:style-name="P21"><text:s text:c="4"/>}</text:p>
      <text:p text:style-name="P21"/>
      <text:p text:style-name="P21"><text:s text:c="4"/>public void acceptData(int id){</text:p>
      <text:p text:style-name="P21"><text:s text:c="8"/>Scanner sc = new Scanner(System.in);</text:p>
      <text:p text:style-name="P21"><text:s text:c="8"/>System.out.println("Enter Name:");</text:p>
      <text:p text:style-name="P21"><text:s text:c="8"/>name = sc.nextLine();</text:p>
      <text:p text:style-name="P21"><text:s text:c="8"/>System.out.println("Enter Phone Number:");</text:p>
      <text:p text:style-name="P21"><text:s text:c="8"/>phnNumber = sc.nextLine();</text:p>
      <text:p text:style-name="P21"><text:s text:c="8"/>cusId = this.generateId(id);</text:p>
      <text:p text:style-name="P21"><text:soft-page-break/><text:s text:c="8"/>System.out.println("Auto-Generated ID: " + cusId);</text:p>
      <text:p text:style-name="P21"><text:s text:c="4"/>}</text:p>
      <text:p text:style-name="P21"/>
      <text:p text:style-name="P21"><text:s text:c="4"/>public void displayCustomer(){</text:p>
      <text:p text:style-name="P21"><text:s text:c="8"/>System.out.println("\nCustomer ID: " + cusId);</text:p>
      <text:p text:style-name="P21"><text:s text:c="8"/>System.out.println("Customer Name: " + name);</text:p>
      <text:p text:style-name="P21"><text:s text:c="8"/>System.out.println("Customer Phone Number: " + phnNumber);</text:p>
      <text:p text:style-name="P21"><text:s text:c="8"/>System.out.println("Current Credit Limit: Rs. " + credit);</text:p>
      <text:p text:style-name="P21"><text:s text:c="8"/>System.out.println("Current Loan: Rs. " + currLoan);</text:p>
      <text:p text:style-name="P21"><text:s text:c="4"/>}</text:p>
      <text:p text:style-name="P21"/>
      <text:p text:style-name="P21"><text:s text:c="4"/>public String generateId(int i){</text:p>
      <text:p text:style-name="P21"><text:s text:c="8"/>return "100" + String.valueOf(i);</text:p>
      <text:p text:style-name="P21"><text:s text:c="4"/>}</text:p>
      <text:p text:style-name="P21"/>
      <text:p text:style-name="P21"><text:s text:c="4"/>public void updateCredit(double c){</text:p>
      <text:p text:style-name="P21"><text:s text:c="8"/>credit = c;</text:p>
      <text:p text:style-name="P21"><text:s text:c="4"/>}</text:p>
      <text:p text:style-name="P21"/>
      <text:p text:style-name="P21"><text:s text:c="4"/>public void updateName(String n){</text:p>
      <text:p text:style-name="P21"><text:s text:c="8"/>name = n;</text:p>
      <text:p text:style-name="P21"><text:s text:c="4"/>}</text:p>
      <text:p text:style-name="P21"/>
      <text:p text:style-name="P21"><text:s text:c="4"/>public void updatePhone(String p){</text:p>
      <text:p text:style-name="P21"><text:s text:c="8"/>phnNumber = p;</text:p>
      <text:p text:style-name="P21"><text:s text:c="4"/>}</text:p>
      <text:p text:style-name="P21"/>
      <text:p text:style-name="P21"><text:s text:c="4"/>public boolean isLoanAvailable(double amt){</text:p>
      <text:p text:style-name="P21"><text:s text:c="8"/>if((amt + currLoan) &lt;= credit){</text:p>
      <text:p text:style-name="P21"><text:s text:c="12"/>currLoan += amt; </text:p>
      <text:p text:style-name="P21"><text:s text:c="12"/>return true;</text:p>
      <text:p text:style-name="P21"><text:s text:c="8"/>}</text:p>
      <text:p text:style-name="P21"><text:s text:c="8"/>return false;</text:p>
      <text:p text:style-name="P21"><text:s text:c="4"/>}</text:p>
      <text:p text:style-name="P21"/>
      <text:p text:style-name="P21"><text:s text:c="4"/>public void makePriviliged(double amt){</text:p>
      <text:p text:style-name="P21"><text:s text:c="8"/>isPrivileged = true;</text:p>
      <text:p text:style-name="P21"><text:s text:c="8"/>credit = amt;</text:p>
      <text:p text:style-name="P21"><text:s text:c="4"/>}</text:p>
      <text:p text:style-name="P21"/>
      <text:p text:style-name="P21"><text:s text:c="4"/>public String returnName(){</text:p>
      <text:p text:style-name="P21"><text:s text:c="8"/>return name;</text:p>
      <text:p text:style-name="P21"><text:s text:c="4"/>}</text:p>
      <text:p text:style-name="P21"/>
      <text:p text:style-name="P21"><text:s text:c="4"/>public double returnCurrentLoan(){</text:p>
      <text:p text:style-name="P21"><text:s text:c="8"/>return currLoan;</text:p>
      <text:p text:style-name="P21"><text:s text:c="4"/>}</text:p>
      <text:p text:style-name="P21"/>
      <text:p text:style-name="P21"><text:s text:c="4"/>public double returnCredit(){</text:p>
      <text:p text:style-name="P21"><text:s text:c="8"/>return credit;</text:p>
      <text:p text:style-name="P21"><text:s text:c="4"/>}</text:p>
      <text:p text:style-name="P21"/>
      <text:p text:style-name="P21"><text:soft-page-break/><text:s text:c="4"/>public String returnPhone(){</text:p>
      <text:p text:style-name="P21"><text:s text:c="8"/>return phnNumber;</text:p>
      <text:p text:style-name="P21"><text:s text:c="4"/>}</text:p>
      <text:p text:style-name="P21"/>
      <text:p text:style-name="P21"><text:s text:c="4"/>public boolean isPriv(){</text:p>
      <text:p text:style-name="P21"><text:s text:c="8"/>return isPrivileged;</text:p>
      <text:p text:style-name="P21"><text:s text:c="4"/>}</text:p>
      <text:p text:style-name="P21"/>
      <text:p text:style-name="P21"><text:s text:c="4"/>public double canSeek(){</text:p>
      <text:p text:style-name="P21"><text:s text:c="8"/>return credit - currLoan;</text:p>
      <text:p text:style-name="P21"><text:s text:c="4"/>}</text:p>
      <text:p text:style-name="P21"/>
      <text:p text:style-name="P21"><text:s text:c="4"/>public String returnID(){</text:p>
      <text:p text:style-name="P21"><text:s text:c="8"/>return cusId;</text:p>
      <text:p text:style-name="P21"><text:s text:c="4"/>}</text:p>
      <text:p text:style-name="P21">}</text:p>
      <text:p text:style-name="P21"/>
      <text:p text:style-name="P21"/>
      <text:p text:style-name="P21"><text:tab/><text:span text:style-name="T17">Bank.java</text:span></text:p>
      <text:p text:style-name="P21"><text:span text:style-name="T17"/></text:p>
      <text:p text:style-name="P21"><text:span text:style-name="T21">import java.util.ArrayList;</text:span></text:p>
      <text:p text:style-name="P21"><text:span text:style-name="T21">import java.util.Scanner;</text:span></text:p>
      <text:p text:style-name="P21"/>
      <text:p text:style-name="P21"><text:span text:style-name="T21">public class Bank {</text:span></text:p>
      <text:p text:style-name="P21"><text:span text:style-name="T21"><text:s text:c="4"/>public static void main(String args[]){</text:span></text:p>
      <text:p text:style-name="P21"><text:span text:style-name="T21"><text:s text:c="8"/>Scanner sc = new Scanner(System.in);</text:span></text:p>
      <text:p text:style-name="P21"><text:span text:style-name="T21"><text:s text:c="8"/>ArrayList&lt;Customer&gt; cus_list = new ArrayList&lt;&gt;();</text:span></text:p>
      <text:p text:style-name="P21"><text:span text:style-name="T21"><text:s text:c="8"/>Customer cu;</text:span></text:p>
      <text:p text:style-name="P21"><text:span text:style-name="T21"><text:s text:c="8"/>int ch = 0, flag = 0, index = 0, priv = 0;</text:span></text:p>
      <text:p text:style-name="P21"><text:span text:style-name="T21"><text:s text:c="8"/>String id, name, phn;</text:span></text:p>
      <text:p text:style-name="P21"><text:span text:style-name="T21"><text:s text:c="8"/>double creditP = 0, creditNP = 0, loan = 0, temp = 0;</text:span></text:p>
      <text:p text:style-name="P21"><text:span text:style-name="T21"><text:s text:c="8"/>while(ch != 10){</text:span></text:p>
      <text:p text:style-name="P21"><text:span text:style-name="T21"><text:s text:c="12"/>ch = menu();</text:span></text:p>
      <text:p text:style-name="P21"><text:span text:style-name="T21"><text:s text:c="12"/>switch(ch){</text:span></text:p>
      <text:p text:style-name="P21"><text:span text:style-name="T21"><text:s text:c="16"/>case 1:</text:span></text:p>
      <text:p text:style-name="P21"><text:span text:style-name="T21"><text:s text:c="20"/>if(creditP == 0 &amp;&amp; creditNP == 0){</text:span></text:p>
      <text:p text:style-name="P21"><text:span text:style-name="T21"><text:s text:c="24"/>System.out.println("No Credit issued by bank! Please Contact the Manager.");</text:span></text:p>
      <text:p text:style-name="P21"><text:span text:style-name="T21"><text:s text:c="24"/>break;</text:span></text:p>
      <text:p text:style-name="P21"><text:span text:style-name="T21"><text:s text:c="20"/>}</text:span></text:p>
      <text:p text:style-name="P21"><text:span text:style-name="T21"><text:s text:c="20"/>cu = new Customer();</text:span></text:p>
      <text:p text:style-name="P21"><text:span text:style-name="T21"><text:s text:c="20"/>cu.acceptData(cus_list.size() + 1);</text:span></text:p>
      <text:p text:style-name="P21"><text:span text:style-name="T21"><text:s text:c="20"/>index = isAvailable(cu.returnPhone(), cus_list);</text:span></text:p>
      <text:p text:style-name="P21"><text:span text:style-name="T21"><text:s text:c="20"/>if(index != -1){</text:span></text:p>
      <text:p text:style-name="P21"><text:span text:style-name="T21"><text:s text:c="24"/>System.out.println("Customer Phone Number Already Present! Want to update? (Y/N)");</text:span></text:p>
      <text:p text:style-name="P21"><text:span text:style-name="T21"><text:s text:c="24"/>String yes = sc.nextLine();</text:span></text:p>
      <text:p text:style-name="P21"><text:span text:style-name="T21"><text:s text:c="24"/>if(yes.toUpperCase().equals("Y")){</text:span></text:p>
      <text:p text:style-name="P21"><text:span text:style-name="T21"><text:s text:c="28"/>cus_list.set(index, cu);</text:span></text:p>
      <text:p text:style-name="P21"><text:span text:style-name="T21"><text:s text:c="28"/>System.out.println("Customer Updated!");</text:span></text:p>
      <text:p text:style-name="P21"><text:span text:style-name="T21"><text:s text:c="28"/>break;</text:span></text:p>
      <text:p text:style-name="P21"><text:span text:style-name="T21"><text:s text:c="24"/>}</text:span></text:p>
      <text:p text:style-name="P21"><text:span text:style-name="T21"><text:s text:c="24"/>else{</text:span></text:p>
      <text:p text:style-name="P21"><text:soft-page-break/><text:span text:style-name="T21"><text:s text:c="28"/>System.out.println("No Changes Made!");</text:span></text:p>
      <text:p text:style-name="P21"><text:span text:style-name="T21"><text:s text:c="28"/>break;</text:span></text:p>
      <text:p text:style-name="P21"><text:span text:style-name="T21"><text:s text:c="24"/>}</text:span></text:p>
      <text:p text:style-name="P21"><text:span text:style-name="T21"><text:s text:c="20"/>}</text:span></text:p>
      <text:p text:style-name="P21"><text:span text:style-name="T21"><text:s text:c="20"/>if(cu.isPriv())</text:span></text:p>
      <text:p text:style-name="P21"><text:span text:style-name="T21"><text:s text:c="24"/>cu.updateCredit(creditP);</text:span></text:p>
      <text:p text:style-name="P21"><text:span text:style-name="T21"><text:s text:c="20"/>else</text:span></text:p>
      <text:p text:style-name="P21"><text:span text:style-name="T21"><text:s text:c="24"/>cu.updateCredit(creditNP);</text:span></text:p>
      <text:p text:style-name="P21"><text:span text:style-name="T21"><text:s text:c="20"/>cus_list.add(cu);</text:span></text:p>
      <text:p text:style-name="P21"><text:span text:style-name="T21"><text:s text:c="20"/>System.out.println("Account Added!");</text:span></text:p>
      <text:p text:style-name="P21"><text:span text:style-name="T21"><text:s text:c="20"/>break;</text:span></text:p>
      <text:p text:style-name="P21"><text:span text:style-name="T21"><text:s text:c="16"/></text:span></text:p>
      <text:p text:style-name="P21"><text:span text:style-name="T21"><text:s text:c="16"/>case 2:</text:span></text:p>
      <text:p text:style-name="P21"><text:span text:style-name="T21"><text:s text:c="20"/>if(cus_list.size() == 0){</text:span></text:p>
      <text:p text:style-name="P21"><text:span text:style-name="T21"><text:s text:c="24"/>System.out.println("No Customers to Display!");</text:span></text:p>
      <text:p text:style-name="P21"><text:span text:style-name="T21"><text:s text:c="24"/>break;</text:span></text:p>
      <text:p text:style-name="P21"><text:span text:style-name="T21"><text:s text:c="20"/>}</text:span></text:p>
      <text:p text:style-name="P21"><text:span text:style-name="T21"><text:s text:c="20"/>System.out.println("Enter Customer Id:");</text:span></text:p>
      <text:p text:style-name="P21"><text:span text:style-name="T21"><text:s text:c="20"/>id = sc.nextLine();</text:span></text:p>
      <text:p text:style-name="P21"><text:span text:style-name="T21"><text:s text:c="20"/>index = isIDAvailable(id, cus_list);</text:span></text:p>
      <text:p text:style-name="P21"><text:span text:style-name="T21"><text:s text:c="20"/>if(index == -1){</text:span></text:p>
      <text:p text:style-name="P21"><text:span text:style-name="T21"><text:s text:c="24"/>System.out.println("Customer does not exist!");</text:span></text:p>
      <text:p text:style-name="P21"><text:span text:style-name="T21"><text:s text:c="24"/>break;</text:span></text:p>
      <text:p text:style-name="P21"><text:span text:style-name="T21"><text:s text:c="20"/>}</text:span></text:p>
      <text:p text:style-name="P21"><text:span text:style-name="T21"><text:s text:c="20"/>cus_list.get(index).displayCustomer();</text:span></text:p>
      <text:p text:style-name="P21"><text:span text:style-name="T21"><text:s text:c="20"/>break;</text:span></text:p>
      <text:p text:style-name="P21"><text:span text:style-name="T21"><text:s text:c="16"/></text:span></text:p>
      <text:p text:style-name="P21"><text:span text:style-name="T21"><text:s text:c="16"/>case 3:</text:span></text:p>
      <text:p text:style-name="P21"><text:span text:style-name="T21"><text:s text:c="20"/>System.out.println("1. Change Credit of Privileged.");</text:span></text:p>
      <text:p text:style-name="P21"><text:span text:style-name="T21"><text:s text:c="20"/>System.out.println("2. Change Credit of Non-Privileged.");</text:span></text:p>
      <text:p text:style-name="P21"><text:span text:style-name="T21"><text:s text:c="20"/>System.out.println("Enter Your Choice:");</text:span></text:p>
      <text:p text:style-name="P21"><text:span text:style-name="T21"><text:s text:c="20"/>priv = sc.nextInt();</text:span></text:p>
      <text:p text:style-name="P21"><text:span text:style-name="T21"><text:s text:c="20"/>sc.nextLine();</text:span></text:p>
      <text:p text:style-name="P21"><text:span text:style-name="T21"><text:s text:c="20"/>switch(priv){</text:span></text:p>
      <text:p text:style-name="P21"><text:span text:style-name="T21"><text:s text:c="24"/>case 1:</text:span></text:p>
      <text:p text:style-name="P21"><text:span text:style-name="T21"><text:s text:c="28"/>System.out.println("Current Credit Limit of Privileged: Rs. " + creditP);</text:span></text:p>
      <text:p text:style-name="P21"><text:span text:style-name="T21"><text:s text:c="28"/>System.out.println("Enter New Credit:");</text:span></text:p>
      <text:p text:style-name="P21"><text:span text:style-name="T21"><text:s text:c="28"/>temp = creditP;</text:span></text:p>
      <text:p text:style-name="P21"><text:span text:style-name="T21"><text:s text:c="28"/>creditP = sc.nextDouble();</text:span></text:p>
      <text:p text:style-name="P21"><text:span text:style-name="T21"><text:s text:c="28"/>sc.nextLine();</text:span></text:p>
      <text:p text:style-name="P21"><text:span text:style-name="T21"><text:s text:c="28"/>if(creditP &lt; creditNP){</text:span></text:p>
      <text:p text:style-name="P21"><text:span text:style-name="T21"><text:s text:c="32"/>System.out.println("Please enter a value higher than Rs. " + creditNP);</text:span></text:p>
      <text:p text:style-name="P21"><text:span text:style-name="T21"><text:s text:c="32"/>creditP = temp;</text:span></text:p>
      <text:p text:style-name="P21"><text:span text:style-name="T21"><text:s text:c="32"/>break;</text:span></text:p>
      <text:p text:style-name="P21"><text:span text:style-name="T21"><text:s text:c="28"/>}</text:span></text:p>
      <text:p text:style-name="P21"><text:span text:style-name="T21"><text:s text:c="28"/>updateAllPCredits(cus_list, creditP);</text:span></text:p>
      <text:p text:style-name="P21"><text:span text:style-name="T21"><text:s text:c="28"/>System.out.println("Credit Updated!");</text:span></text:p>
      <text:p text:style-name="P21"><text:span text:style-name="T21"><text:s text:c="28"/>break;</text:span></text:p>
      <text:p text:style-name="P21"><text:span text:style-name="T21"><text:s text:c="24"/>case 2:</text:span></text:p>
      <text:p text:style-name="P21"><text:span text:style-name="T21"><text:s text:c="28"/>System.out.println("Current Credit Limit of Non-Privileged: Rs. " + creditNP);</text:span></text:p>
      <text:p text:style-name="P21"><text:span text:style-name="T21"><text:s text:c="28"/>System.out.println("Enter New Credit:");</text:span></text:p>
      <text:p text:style-name="P21"><text:span text:style-name="T21"><text:s text:c="28"/>temp = creditP;</text:span></text:p>
      <text:p text:style-name="P21"><text:soft-page-break/><text:span text:style-name="T21"><text:s text:c="28"/>creditNP = sc.nextDouble();</text:span></text:p>
      <text:p text:style-name="P21"><text:span text:style-name="T21"><text:s text:c="28"/>sc.nextLine();</text:span></text:p>
      <text:p text:style-name="P21"><text:span text:style-name="T21"><text:s text:c="28"/>if(creditNP &gt; creditP &amp;&amp; creditP != 0){</text:span></text:p>
      <text:p text:style-name="P21"><text:span text:style-name="T21"><text:s text:c="32"/>System.out.println("Please enter a value less than Rs. " + creditP);</text:span></text:p>
      <text:p text:style-name="P21"><text:span text:style-name="T21"><text:s text:c="32"/>break;</text:span></text:p>
      <text:p text:style-name="P21"><text:span text:style-name="T21"><text:s text:c="28"/>}</text:span></text:p>
      <text:p text:style-name="P21"><text:span text:style-name="T21"><text:s text:c="28"/>updateAllNPCredits(cus_list, creditNP);</text:span></text:p>
      <text:p text:style-name="P21"><text:span text:style-name="T21"><text:s text:c="28"/>System.out.println("Credit Updated!");</text:span></text:p>
      <text:p text:style-name="P21"><text:span text:style-name="T21"><text:s text:c="28"/>break;</text:span></text:p>
      <text:p text:style-name="P21"><text:span text:style-name="T21"><text:s text:c="20"/>}</text:span></text:p>
      <text:p text:style-name="P21"><text:span text:style-name="T21"><text:s text:c="20"/>break;</text:span></text:p>
      <text:p text:style-name="P21"><text:span text:style-name="T21"><text:s text:c="16"/></text:span></text:p>
      <text:p text:style-name="P21"><text:span text:style-name="T21"><text:s text:c="16"/>case 4:</text:span></text:p>
      <text:p text:style-name="P21"><text:span text:style-name="T21"><text:s text:c="20"/>if(cus_list.size() == 0){</text:span></text:p>
      <text:p text:style-name="P21"><text:span text:style-name="T21"><text:s text:c="24"/>System.out.println("No Customers Available!");</text:span></text:p>
      <text:p text:style-name="P21"><text:span text:style-name="T21"><text:s text:c="24"/>break;</text:span></text:p>
      <text:p text:style-name="P21"><text:span text:style-name="T21"><text:s text:c="20"/>}</text:span></text:p>
      <text:p text:style-name="P21"><text:span text:style-name="T21"><text:s text:c="20"/>System.out.println("Enter Customer Id:");</text:span></text:p>
      <text:p text:style-name="P21"><text:span text:style-name="T21"><text:s text:c="20"/>id = sc.nextLine();</text:span></text:p>
      <text:p text:style-name="P21"><text:span text:style-name="T21"><text:s text:c="20"/>index = isIDAvailable(id, cus_list);</text:span></text:p>
      <text:p text:style-name="P21"><text:span text:style-name="T21"><text:s text:c="20"/>if(index == -1){</text:span></text:p>
      <text:p text:style-name="P21"><text:span text:style-name="T21"><text:s text:c="24"/>System.out.println("Customer does not exist!");</text:span></text:p>
      <text:p text:style-name="P21"><text:span text:style-name="T21"><text:s text:c="24"/>break;</text:span></text:p>
      <text:p text:style-name="P21"><text:span text:style-name="T21"><text:s text:c="20"/>}</text:span></text:p>
      <text:p text:style-name="P21"><text:span text:style-name="T21"><text:s text:c="20"/>String prevName = cus_list.get(index).returnName();</text:span></text:p>
      <text:p text:style-name="P21"><text:span text:style-name="T21"><text:s text:c="20"/>System.out.println("Enter New Name:");</text:span></text:p>
      <text:p text:style-name="P21"><text:span text:style-name="T21"><text:s text:c="20"/>name = sc.nextLine();</text:span></text:p>
      <text:p text:style-name="P21"><text:span text:style-name="T21"><text:s text:c="20"/>updateName(cus_list, name, prevName);</text:span></text:p>
      <text:p text:style-name="P21"><text:span text:style-name="T21"><text:s text:c="20"/>System.out.println("Name Updated!");</text:span></text:p>
      <text:p text:style-name="P21"><text:span text:style-name="T21"><text:s text:c="20"/>break;</text:span></text:p>
      <text:p text:style-name="P21"><text:span text:style-name="T21"><text:s text:c="16"/></text:span></text:p>
      <text:p text:style-name="P21"><text:span text:style-name="T21"><text:s text:c="16"/>case 5:</text:span></text:p>
      <text:p text:style-name="P21"><text:span text:style-name="T21"><text:s text:c="20"/>if(cus_list.size() == 0){</text:span></text:p>
      <text:p text:style-name="P21"><text:span text:style-name="T21"><text:s text:c="24"/>System.out.println("No Customers Available!");</text:span></text:p>
      <text:p text:style-name="P21"><text:span text:style-name="T21"><text:s text:c="24"/>break;</text:span></text:p>
      <text:p text:style-name="P21"><text:span text:style-name="T21"><text:s text:c="20"/>}</text:span></text:p>
      <text:p text:style-name="P21"><text:span text:style-name="T21"><text:s text:c="20"/>System.out.println("Enter Customer Id:");</text:span></text:p>
      <text:p text:style-name="P21"><text:span text:style-name="T21"><text:s text:c="20"/>id = sc.nextLine();</text:span></text:p>
      <text:p text:style-name="P21"><text:span text:style-name="T21"><text:s text:c="20"/>index = isIDAvailable(id, cus_list);</text:span></text:p>
      <text:p text:style-name="P21"><text:span text:style-name="T21"><text:s text:c="20"/>if(index == -1){</text:span></text:p>
      <text:p text:style-name="P21"><text:span text:style-name="T21"><text:s text:c="24"/>System.out.println("Customer does not exist!");</text:span></text:p>
      <text:p text:style-name="P21"><text:span text:style-name="T21"><text:s text:c="24"/>break;</text:span></text:p>
      <text:p text:style-name="P21"><text:span text:style-name="T21"><text:s text:c="20"/>}</text:span></text:p>
      <text:p text:style-name="P21"><text:span text:style-name="T21"><text:s text:c="20"/>String prevPhone = cus_list.get(index).returnPhone();</text:span></text:p>
      <text:p text:style-name="P21"><text:span text:style-name="T21"><text:s text:c="20"/>System.out.println("Enter New Phone Number:");</text:span></text:p>
      <text:p text:style-name="P21"><text:span text:style-name="T21"><text:s text:c="20"/>phn = sc.nextLine();</text:span></text:p>
      <text:p text:style-name="P21"><text:span text:style-name="T21"><text:s text:c="20"/>updatePhone(cus_list, phn, prevPhone);</text:span></text:p>
      <text:p text:style-name="P21"><text:span text:style-name="T21"><text:s text:c="20"/>System.out.println("Phone Updated!");</text:span></text:p>
      <text:p text:style-name="P21"><text:span text:style-name="T21"><text:s text:c="20"/>break;</text:span></text:p>
      <text:p text:style-name="P21"><text:span text:style-name="T21"><text:s text:c="16"/></text:span></text:p>
      <text:p text:style-name="P21"><text:span text:style-name="T21"><text:s text:c="16"/>case 6:</text:span></text:p>
      <text:p text:style-name="P21"><text:span text:style-name="T21"><text:s text:c="20"/>if(cus_list.size() == 0){</text:span></text:p>
      <text:p text:style-name="P21"><text:soft-page-break/><text:span text:style-name="T21"><text:s text:c="24"/>System.out.println("No Customers Available!");</text:span></text:p>
      <text:p text:style-name="P21"><text:span text:style-name="T21"><text:s text:c="24"/>break;</text:span></text:p>
      <text:p text:style-name="P21"><text:span text:style-name="T21"><text:s text:c="20"/>}</text:span></text:p>
      <text:p text:style-name="P21"><text:span text:style-name="T21"><text:s text:c="20"/>if(creditP == 0.0){</text:span></text:p>
      <text:p text:style-name="P21"><text:span text:style-name="T21"><text:s text:c="24"/>System.out.println("No Privileged Credit issued by bank! Please Contact the Manager.");</text:span></text:p>
      <text:p text:style-name="P21"><text:span text:style-name="T21"><text:s text:c="24"/>break;</text:span></text:p>
      <text:p text:style-name="P21"><text:span text:style-name="T21"><text:s text:c="20"/>}</text:span></text:p>
      <text:p text:style-name="P21"><text:span text:style-name="T21"><text:s text:c="20"/>System.out.println("Enter Customer Id:");</text:span></text:p>
      <text:p text:style-name="P21"><text:span text:style-name="T21"><text:s text:c="20"/>id = sc.nextLine();</text:span></text:p>
      <text:p text:style-name="P21"><text:span text:style-name="T21"><text:s text:c="20"/>index = isIDAvailable(id, cus_list);</text:span></text:p>
      <text:p text:style-name="P21"><text:span text:style-name="T21"><text:s text:c="20"/>if(index == -1){</text:span></text:p>
      <text:p text:style-name="P21"><text:span text:style-name="T21"><text:s text:c="24"/>System.out.println("Customer does not exist!");</text:span></text:p>
      <text:p text:style-name="P21"><text:span text:style-name="T21"><text:s text:c="24"/>break;</text:span></text:p>
      <text:p text:style-name="P21"><text:span text:style-name="T21"><text:s text:c="20"/>}</text:span></text:p>
      <text:p text:style-name="P21"><text:span text:style-name="T21"><text:s text:c="20"/>if(cus_list.get(index).isPriv()){</text:span></text:p>
      <text:p text:style-name="P21"><text:span text:style-name="T21"><text:s text:c="24"/>System.out.println("Customer Aready Privileged!");</text:span></text:p>
      <text:p text:style-name="P21"><text:span text:style-name="T21"><text:s text:c="24"/>break;</text:span></text:p>
      <text:p text:style-name="P21"><text:span text:style-name="T21"><text:s text:c="20"/>}</text:span></text:p>
      <text:p text:style-name="P21"><text:span text:style-name="T21"><text:s text:c="20"/>cus_list.get(index).makePriviliged(creditP);</text:span></text:p>
      <text:p text:style-name="P21"><text:span text:style-name="T21"><text:s text:c="20"/>System.out.println("Credit Limit changed!");</text:span></text:p>
      <text:p text:style-name="P21"><text:span text:style-name="T21"><text:s text:c="20"/>break;</text:span></text:p>
      <text:p text:style-name="P21"><text:span text:style-name="T21"><text:s text:c="16"/></text:span></text:p>
      <text:p text:style-name="P21"><text:span text:style-name="T21"><text:s text:c="16"/>case 7:</text:span></text:p>
      <text:p text:style-name="P21"><text:span text:style-name="T21"><text:s text:c="20"/>if(cus_list.size() == 0){</text:span></text:p>
      <text:p text:style-name="P21"><text:span text:style-name="T21"><text:s text:c="24"/>System.out.println("No Customers Available!");</text:span></text:p>
      <text:p text:style-name="P21"><text:span text:style-name="T21"><text:s text:c="24"/>break;</text:span></text:p>
      <text:p text:style-name="P21"><text:span text:style-name="T21"><text:s text:c="20"/>}</text:span></text:p>
      <text:p text:style-name="P21"><text:span text:style-name="T21"><text:s text:c="20"/>System.out.println("Enter Customer Id:");</text:span></text:p>
      <text:p text:style-name="P21"><text:span text:style-name="T21"><text:s text:c="20"/>id = sc.nextLine();</text:span></text:p>
      <text:p text:style-name="P21"><text:span text:style-name="T21"><text:s text:c="20"/>index = isIDAvailable(id, cus_list);</text:span></text:p>
      <text:p text:style-name="P21"><text:span text:style-name="T21"><text:s text:c="20"/>if(index == -1){</text:span></text:p>
      <text:p text:style-name="P21"><text:span text:style-name="T21"><text:s text:c="24"/>System.out.println("Customer does not exist!");</text:span></text:p>
      <text:p text:style-name="P21"><text:span text:style-name="T21"><text:s text:c="24"/>break;</text:span></text:p>
      <text:p text:style-name="P21"><text:span text:style-name="T21"><text:s text:c="20"/>}</text:span></text:p>
      <text:p text:style-name="P21"><text:span text:style-name="T21"><text:s text:c="20"/>System.out.println("Enter Loan Amount");</text:span></text:p>
      <text:p text:style-name="P21"><text:span text:style-name="T21"><text:s text:c="20"/>loan = sc.nextDouble();</text:span></text:p>
      <text:p text:style-name="P21"><text:span text:style-name="T21"><text:s text:c="20"/>sc.nextLine();</text:span></text:p>
      <text:p text:style-name="P21"><text:span text:style-name="T21"><text:s text:c="20"/>boolean done = cus_list.get(index).isLoanAvailable(loan);</text:span></text:p>
      <text:p text:style-name="P21"><text:span text:style-name="T21"><text:s text:c="20"/>if(done){</text:span></text:p>
      <text:p text:style-name="P21"><text:span text:style-name="T21"><text:s text:c="24"/>System.out.println("Loan Sanctioned!");</text:span></text:p>
      <text:p text:style-name="P21"><text:span text:style-name="T21"><text:s text:c="20"/>}</text:span></text:p>
      <text:p text:style-name="P21"><text:span text:style-name="T21"><text:s text:c="20"/>else{</text:span></text:p>
      <text:p text:style-name="P21"><text:span text:style-name="T21"><text:s text:c="24"/>System.out.println("Credit Limit Reached!");</text:span></text:p>
      <text:p text:style-name="P21"><text:span text:style-name="T21"><text:s text:c="20"/>}</text:span></text:p>
      <text:p text:style-name="P21"><text:span text:style-name="T21"><text:s text:c="20"/>break;</text:span></text:p>
      <text:p text:style-name="P21"><text:span text:style-name="T21"><text:s text:c="16"/>case 8:</text:span></text:p>
      <text:p text:style-name="P21"><text:span text:style-name="T21"><text:s text:c="20"/>if(cus_list.size() == 0){</text:span></text:p>
      <text:p text:style-name="P21"><text:span text:style-name="T21"><text:s text:c="24"/>System.out.println("No Customers Available!");</text:span></text:p>
      <text:p text:style-name="P21"><text:span text:style-name="T21"><text:s text:c="24"/>break;</text:span></text:p>
      <text:p text:style-name="P21"><text:span text:style-name="T21"><text:s text:c="20"/>}</text:span></text:p>
      <text:p text:style-name="P21"><text:span text:style-name="T21"><text:s text:c="20"/>System.out.println("Enter Customer Id:");</text:span></text:p>
      <text:p text:style-name="P21"><text:soft-page-break/><text:span text:style-name="T21"><text:s text:c="20"/>id = sc.nextLine();</text:span></text:p>
      <text:p text:style-name="P21"><text:span text:style-name="T21"><text:s text:c="20"/>index = isIDAvailable(id, cus_list);</text:span></text:p>
      <text:p text:style-name="P21"><text:span text:style-name="T21"><text:s text:c="20"/>if(index == -1){</text:span></text:p>
      <text:p text:style-name="P21"><text:span text:style-name="T21"><text:s text:c="24"/>System.out.println("Customer does not exist!");</text:span></text:p>
      <text:p text:style-name="P21"><text:span text:style-name="T21"><text:s text:c="24"/>break;</text:span></text:p>
      <text:p text:style-name="P21"><text:span text:style-name="T21"><text:s text:c="20"/>}</text:span></text:p>
      <text:p text:style-name="P21"><text:span text:style-name="T21"><text:s text:c="20"/>cus_list.get(index).displayCustomer();</text:span></text:p>
      <text:p text:style-name="P21"><text:span text:style-name="T21"><text:s text:c="20"/>System.out.println("Can seek a loan of less than or equal to Rs. " + cus_list.get(index).canSeek());</text:span></text:p>
      <text:p text:style-name="P21"><text:span text:style-name="T21"><text:s text:c="20"/>break;</text:span></text:p>
      <text:p text:style-name="P21"/>
      <text:p text:style-name="P21"><text:span text:style-name="T21"><text:s text:c="16"/>case 9:</text:span></text:p>
      <text:p text:style-name="P21"><text:span text:style-name="T21"><text:s text:c="20"/>if(cus_list.size() == 0){</text:span></text:p>
      <text:p text:style-name="P21"><text:span text:style-name="T21"><text:s text:c="24"/>System.out.println("No Customers Available!");</text:span></text:p>
      <text:p text:style-name="P21"><text:span text:style-name="T21"><text:s text:c="24"/>break;</text:span></text:p>
      <text:p text:style-name="P21"><text:span text:style-name="T21"><text:s text:c="20"/>}</text:span></text:p>
      <text:p text:style-name="P21"><text:span text:style-name="T21"><text:s text:c="20"/>displayAllAccounts(cus_list);</text:span></text:p>
      <text:p text:style-name="P21"><text:span text:style-name="T21"><text:s text:c="20"/>break;</text:span></text:p>
      <text:p text:style-name="P21"/>
      <text:p text:style-name="P21"><text:span text:style-name="T21"><text:s text:c="16"/>case 10:</text:span></text:p>
      <text:p text:style-name="P21"><text:span text:style-name="T21"><text:s text:c="20"/>System.exit(0);</text:span></text:p>
      <text:p text:style-name="P21"><text:span text:style-name="T21"><text:s text:c="16"/></text:span></text:p>
      <text:p text:style-name="P21"><text:span text:style-name="T21"><text:s text:c="16"/>default:</text:span></text:p>
      <text:p text:style-name="P21"><text:span text:style-name="T21"><text:s text:c="20"/>System.out.println("Wrong Choice!");</text:span></text:p>
      <text:p text:style-name="P21"><text:span text:style-name="T21"><text:s text:c="12"/>}</text:span></text:p>
      <text:p text:style-name="P21"><text:span text:style-name="T21"><text:s text:c="8"/>}</text:span></text:p>
      <text:p text:style-name="P21"><text:span text:style-name="T21"><text:s text:c="4"/>}</text:span></text:p>
      <text:p text:style-name="P21"/>
      <text:p text:style-name="P21"><text:span text:style-name="T21"><text:s text:c="4"/>static int menu(){</text:span></text:p>
      <text:p text:style-name="P21"><text:span text:style-name="T21"><text:s text:c="8"/>Scanner sc = new Scanner(System.in);</text:span></text:p>
      <text:p text:style-name="P21"><text:span text:style-name="T21"><text:s text:c="8"/>System.out.println("\n***BANK MNAGEMENT SYSTEM***");</text:span></text:p>
      <text:p text:style-name="P21"><text:span text:style-name="T21"><text:s text:c="8"/>System.out.println("1. Add Customer.");</text:span></text:p>
      <text:p text:style-name="P21"><text:span text:style-name="T21"><text:s text:c="8"/>System.out.println("2. Display Customer Details.");</text:span></text:p>
      <text:p text:style-name="P21"><text:span text:style-name="T21"><text:s text:c="8"/>System.out.println("3. Enter/Change Credit Limit(same for all customers): ");</text:span></text:p>
      <text:p text:style-name="P21"><text:span text:style-name="T21"><text:s text:c="8"/>System.out.println("4. Update Name.");</text:span></text:p>
      <text:p text:style-name="P21"><text:span text:style-name="T21"><text:s text:c="8"/>System.out.println("5. Update Phone Number.");</text:span></text:p>
      <text:p text:style-name="P21"><text:span text:style-name="T21"><text:s text:c="8"/>System.out.println("6. Make Customer Privileged.");</text:span></text:p>
      <text:p text:style-name="P21"><text:span text:style-name="T21"><text:s text:c="8"/>System.out.println("7. Request for Loan.");</text:span></text:p>
      <text:p text:style-name="P21"><text:span text:style-name="T21"><text:s text:c="8"/>System.out.println("8. Show Credit and Loan Details.");</text:span></text:p>
      <text:p text:style-name="P21"><text:span text:style-name="T21"><text:s text:c="8"/>System.out.println("9. Display All Accounts.");</text:span></text:p>
      <text:p text:style-name="P21"><text:span text:style-name="T21"><text:s text:c="8"/>System.out.println("10. Exit.");</text:span></text:p>
      <text:p text:style-name="P21"><text:span text:style-name="T21"><text:s text:c="8"/>int choice;</text:span></text:p>
      <text:p text:style-name="P21"><text:span text:style-name="T21"><text:s text:c="8"/>System.out.println("Enter Your Choice:");</text:span></text:p>
      <text:p text:style-name="P21"><text:span text:style-name="T21"><text:s text:c="8"/>choice = sc.nextInt();</text:span></text:p>
      <text:p text:style-name="P21"><text:span text:style-name="T21"><text:s text:c="8"/>sc.nextLine();</text:span></text:p>
      <text:p text:style-name="P21"><text:span text:style-name="T21"><text:s text:c="8"/>return choice;</text:span></text:p>
      <text:p text:style-name="P21"><text:span text:style-name="T21"><text:s text:c="4"/>}</text:span></text:p>
      <text:p text:style-name="P21"/>
      <text:p text:style-name="P21"><text:span text:style-name="T21"><text:s text:c="4"/>static int isAvailable(String phone, ArrayList&lt;Customer&gt; cu_list){</text:span></text:p>
      <text:p text:style-name="P21"><text:span text:style-name="T21"><text:s text:c="8"/>int index = 0;</text:span></text:p>
      <text:p text:style-name="P21"><text:span text:style-name="T21"><text:s text:c="8"/>for(Customer a: cu_list){</text:span></text:p>
      <text:p text:style-name="P21"><text:span text:style-name="T21"><text:s text:c="12"/>if(a.returnPhone().equals(phone)){</text:span></text:p>
      <text:p text:style-name="P21"><text:soft-page-break/><text:span text:style-name="T21"><text:s text:c="16"/>return index;</text:span></text:p>
      <text:p text:style-name="P21"><text:span text:style-name="T21"><text:s text:c="12"/>}</text:span></text:p>
      <text:p text:style-name="P21"><text:span text:style-name="T21"><text:s text:c="12"/>index++;</text:span></text:p>
      <text:p text:style-name="P21"><text:span text:style-name="T21"><text:s text:c="8"/>}</text:span></text:p>
      <text:p text:style-name="P21"><text:span text:style-name="T21"><text:s text:c="8"/>return -1;</text:span></text:p>
      <text:p text:style-name="P21"><text:span text:style-name="T21"><text:s text:c="4"/>}</text:span></text:p>
      <text:p text:style-name="P21"/>
      <text:p text:style-name="P21"><text:span text:style-name="T21"><text:s text:c="4"/>static int isIDAvailable(String id, ArrayList&lt;Customer&gt; cu_list){</text:span></text:p>
      <text:p text:style-name="P21"><text:span text:style-name="T21"><text:s text:c="8"/>int index = 0;</text:span></text:p>
      <text:p text:style-name="P21"><text:span text:style-name="T21"><text:s text:c="8"/>for(Customer a: cu_list){</text:span></text:p>
      <text:p text:style-name="P21"><text:span text:style-name="T21"><text:s text:c="12"/>if(a.returnID().equals(id)){</text:span></text:p>
      <text:p text:style-name="P21"><text:span text:style-name="T21"><text:s text:c="16"/>return index;</text:span></text:p>
      <text:p text:style-name="P21"><text:span text:style-name="T21"><text:s text:c="12"/>}</text:span></text:p>
      <text:p text:style-name="P21"><text:span text:style-name="T21"><text:s text:c="12"/>index++;</text:span></text:p>
      <text:p text:style-name="P21"><text:span text:style-name="T21"><text:s text:c="8"/>}</text:span></text:p>
      <text:p text:style-name="P21"><text:span text:style-name="T21"><text:s text:c="8"/>return -1;</text:span></text:p>
      <text:p text:style-name="P21"><text:span text:style-name="T21"><text:s text:c="4"/>}</text:span></text:p>
      <text:p text:style-name="P21"/>
      <text:p text:style-name="P21"><text:span text:style-name="T21"><text:s text:c="4"/>static void updateAllNPCredits(ArrayList&lt;Customer&gt; list, double credit){</text:span></text:p>
      <text:p text:style-name="P21"><text:span text:style-name="T21"><text:s text:c="8"/>for(Customer a : list){</text:span></text:p>
      <text:p text:style-name="P21"><text:span text:style-name="T21"><text:s text:c="12"/>if(!a.isPriv())</text:span></text:p>
      <text:p text:style-name="P21"><text:span text:style-name="T21"><text:s text:c="16"/>a.updateCredit(credit);</text:span></text:p>
      <text:p text:style-name="P21"><text:span text:style-name="T21"><text:s text:c="8"/>}</text:span></text:p>
      <text:p text:style-name="P21"><text:span text:style-name="T21"><text:s text:c="4"/>}</text:span></text:p>
      <text:p text:style-name="P21"/>
      <text:p text:style-name="P21"><text:span text:style-name="T21"><text:s text:c="4"/>static void updateAllPCredits(ArrayList&lt;Customer&gt; list, double credit){</text:span></text:p>
      <text:p text:style-name="P21"><text:span text:style-name="T21"><text:s text:c="8"/>for(Customer a : list){</text:span></text:p>
      <text:p text:style-name="P21"><text:span text:style-name="T21"><text:s text:c="12"/>if(a.isPriv())</text:span></text:p>
      <text:p text:style-name="P21"><text:span text:style-name="T21"><text:s text:c="16"/>a.updateCredit(credit);</text:span></text:p>
      <text:p text:style-name="P21"><text:span text:style-name="T21"><text:s text:c="8"/>}</text:span></text:p>
      <text:p text:style-name="P21"><text:span text:style-name="T21"><text:s text:c="4"/>}</text:span></text:p>
      <text:p text:style-name="P21"/>
      <text:p text:style-name="P21"><text:span text:style-name="T21"><text:s text:c="4"/>static void updateName(ArrayList&lt;Customer&gt; list, String name, String prevName){</text:span></text:p>
      <text:p text:style-name="P21"><text:span text:style-name="T21"><text:s text:c="8"/>for(Customer a : list){</text:span></text:p>
      <text:p text:style-name="P21"><text:span text:style-name="T21"><text:s text:c="12"/>if(a.returnName().equals(prevName)){</text:span></text:p>
      <text:p text:style-name="P21"><text:span text:style-name="T21"><text:s text:c="16"/>a.updateName(name);</text:span></text:p>
      <text:p text:style-name="P21"><text:span text:style-name="T21"><text:s text:c="12"/>}</text:span></text:p>
      <text:p text:style-name="P21"><text:span text:style-name="T21"><text:s text:c="8"/>}</text:span></text:p>
      <text:p text:style-name="P21"><text:span text:style-name="T21"><text:s text:c="4"/>}</text:span></text:p>
      <text:p text:style-name="P21"/>
      <text:p text:style-name="P21"><text:span text:style-name="T21"><text:s text:c="4"/>static void updatePhone(ArrayList&lt;Customer&gt; list, String phone, String prevPhone){</text:span></text:p>
      <text:p text:style-name="P21"><text:span text:style-name="T21"><text:s text:c="8"/>for(Customer a : list){</text:span></text:p>
      <text:p text:style-name="P21"><text:span text:style-name="T21"><text:s text:c="12"/>if(a.returnName().equals(prevPhone)){</text:span></text:p>
      <text:p text:style-name="P21"><text:span text:style-name="T21"><text:s text:c="16"/>a.updateName(phone);</text:span></text:p>
      <text:p text:style-name="P21"><text:span text:style-name="T21"><text:s text:c="12"/>}</text:span></text:p>
      <text:p text:style-name="P21"><text:span text:style-name="T21"><text:s text:c="8"/>}</text:span></text:p>
      <text:p text:style-name="P21"><text:span text:style-name="T21"><text:s text:c="4"/>}</text:span></text:p>
      <text:p text:style-name="P21"/>
      <text:p text:style-name="P21"><text:span text:style-name="T21"><text:s text:c="4"/>static void displayAllAccounts(ArrayList&lt;Customer&gt; list){</text:span></text:p>
      <text:p text:style-name="P21"><text:span text:style-name="T21"><text:s text:c="8"/>for(Customer a : list){</text:span></text:p>
      <text:p text:style-name="P21"><text:span text:style-name="T21"><text:s text:c="12"/>a.displayCustomer();</text:span></text:p>
      <text:p text:style-name="P21"><text:span text:style-name="T21"><text:s text:c="8"/>}</text:span></text:p>
      <text:p text:style-name="P21"><text:soft-page-break/><text:span text:style-name="T21"><text:s text:c="4"/>}</text:span></text:p>
      <text:p text:style-name="P21"><text:span text:style-name="T21">}</text:span></text:p>
      <text:p text:style-name="P21"/>
      <text:p text:style-name="P21"/>
      <text:p text:style-name="P21"/>
      <text:p text:style-name="P16"><text:span text:style-name="T7">Problem 6</text:span>:</text:p>
      <text:p text:style-name="P16"/>
      <text:p text:style-name="P7">CODE:</text:p>
      <text:p text:style-name="P7"/>
      <text:p text:style-name="P7"><text:tab/><text:tab/><text:span text:style-name="T7">Address.java</text:span></text:p>
      <text:p text:style-name="P7"><text:span text:style-name="T7"/></text:p>
      <text:p text:style-name="P22">import java.util.Scanner;</text:p>
      <text:p text:style-name="P22"/>
      <text:p text:style-name="P22">public class Address {</text:p>
      <text:p text:style-name="P22"><text:s text:c="4"/>private String premiseNo;</text:p>
      <text:p text:style-name="P22"><text:s text:c="4"/>private String street;</text:p>
      <text:p text:style-name="P22"><text:s text:c="4"/>private String city;</text:p>
      <text:p text:style-name="P22"><text:s text:c="4"/>private String pin;</text:p>
      <text:p text:style-name="P22"><text:s text:c="4"/>private String state;</text:p>
      <text:p text:style-name="P22"/>
      <text:p text:style-name="P22"/>
      <text:p text:style-name="P22"><text:s text:c="4"/>public void acceptValues(){</text:p>
      <text:p text:style-name="P22"><text:s text:c="8"/>Scanner sc = new Scanner(System.in);</text:p>
      <text:p text:style-name="P22"><text:s text:c="8"/>System.out.println("Enter Premise Number:");</text:p>
      <text:p text:style-name="P22"><text:s text:c="8"/>premiseNo = sc.nextLine();</text:p>
      <text:p text:style-name="P22"><text:s text:c="8"/>System.out.println("Enter Street:");</text:p>
      <text:p text:style-name="P22"><text:s text:c="8"/>street = sc.nextLine();</text:p>
      <text:p text:style-name="P22"><text:s text:c="8"/>System.out.println("Enter City:");</text:p>
      <text:p text:style-name="P22"><text:s text:c="8"/>city = sc.nextLine();</text:p>
      <text:p text:style-name="P22"><text:s text:c="8"/>System.out.println("Enter Pin:");</text:p>
      <text:p text:style-name="P22"><text:s text:c="8"/>pin = sc.nextLine();</text:p>
      <text:p text:style-name="P22"><text:s text:c="8"/>System.out.println("Enter State:");</text:p>
      <text:p text:style-name="P22"><text:s text:c="8"/>state = sc.nextLine();</text:p>
      <text:p text:style-name="P22"><text:s text:c="4"/>}</text:p>
      <text:p text:style-name="P22"/>
      <text:p text:style-name="P22"><text:s text:c="4"/>public void displayValues(){</text:p>
      <text:p text:style-name="P22"><text:s text:c="8"/>System.out.println("Address: " + premiseNo + ", " + street + ", " + city + ", " + state + "-" + pin); <text:s text:c="5"/></text:p>
      <text:p text:style-name="P22"><text:s text:c="4"/>}</text:p>
      <text:p text:style-name="P22"/>
      <text:p text:style-name="P22"><text:s text:c="4"/>public void updatePremise(String temp){</text:p>
      <text:p text:style-name="P22"><text:s text:c="8"/>premiseNo = temp;</text:p>
      <text:p text:style-name="P22"><text:s text:c="4"/>}</text:p>
      <text:p text:style-name="P22"><text:s text:c="4"/>public void updateStreet(String temp){</text:p>
      <text:p text:style-name="P22"><text:s text:c="8"/>street = temp;</text:p>
      <text:p text:style-name="P22"><text:s text:c="4"/>}</text:p>
      <text:p text:style-name="P22"><text:s text:c="4"/>public void updateCity(String temp){</text:p>
      <text:p text:style-name="P22"><text:s text:c="8"/>city = temp;</text:p>
      <text:p text:style-name="P22"><text:s text:c="4"/>}</text:p>
      <text:p text:style-name="P22"><text:s text:c="4"/>public void updatePin(String temp){</text:p>
      <text:p text:style-name="P22"><text:soft-page-break/><text:s text:c="8"/>pin = temp;</text:p>
      <text:p text:style-name="P22"><text:s text:c="4"/>}</text:p>
      <text:p text:style-name="P22"><text:s text:c="4"/>public void updateState(String temp){</text:p>
      <text:p text:style-name="P22"><text:s text:c="8"/>state = temp;</text:p>
      <text:p text:style-name="P22"><text:s text:c="4"/>}</text:p>
      <text:p text:style-name="P22">}</text:p>
      <text:p text:style-name="P22"/>
      <text:p text:style-name="P22"/>
      <text:p text:style-name="P22"><text:tab/><text:tab/><text:span text:style-name="T18">Person.java</text:span></text:p>
      <text:p text:style-name="P22"><text:span text:style-name="T18"/></text:p>
      <text:p text:style-name="P22"><text:span text:style-name="T22">import java.util.Scanner;</text:span></text:p>
      <text:p text:style-name="P22"/>
      <text:p text:style-name="P22"><text:span text:style-name="T22">class Person{</text:span></text:p>
      <text:p text:style-name="P22"><text:span text:style-name="T22"><text:s text:c="4"/>private String name;</text:span></text:p>
      <text:p text:style-name="P22"><text:span text:style-name="T22"><text:s text:c="4"/>private Address address;</text:span></text:p>
      <text:p text:style-name="P22"><text:span text:style-name="T22"><text:s text:c="4"/>private String phone;</text:span></text:p>
      <text:p text:style-name="P22"><text:span text:style-name="T22"><text:s text:c="4"/>private Strg email;</text:span></text:p>
      <text:p text:style-name="P22"/>
      <text:p text:style-name="P22"/>
      <text:p text:style-name="P22"><text:span text:style-name="T22"><text:s text:c="4"/>public Person(){</text:span></text:p>
      <text:p text:style-name="P22"><text:span text:style-name="T22"><text:s text:c="8"/>name="";</text:span></text:p>
      <text:p text:style-name="P22"><text:span text:style-name="T22"><text:s text:c="8"/>address = new Address();</text:span></text:p>
      <text:p text:style-name="P22"><text:span text:style-name="T22"><text:s text:c="8"/>phone="";</text:span></text:p>
      <text:p text:style-name="P22"><text:span text:style-name="T22"><text:s text:c="8"/>email="";</text:span></text:p>
      <text:p text:style-name="P22"><text:span text:style-name="T22"><text:s text:c="4"/>}</text:span></text:p>
      <text:p text:style-name="P22"/>
      <text:p text:style-name="P22"><text:span text:style-name="T22"><text:s text:c="4"/>public void acceptData(){</text:span></text:p>
      <text:p text:style-name="P22"><text:span text:style-name="T22"><text:s text:c="8"/>Scanner sc = new Scanner(System.in);</text:span></text:p>
      <text:p text:style-name="P22"><text:span text:style-name="T22"><text:s text:c="8"/>System.out.println("Enter Name:");</text:span></text:p>
      <text:p text:style-name="P22"><text:span text:style-name="T22"><text:s text:c="8"/>name = sc.nextLine();</text:span></text:p>
      <text:p text:style-name="P22"><text:span text:style-name="T22"><text:s text:c="8"/>System.out.println("Address:");</text:span></text:p>
      <text:p text:style-name="P22"><text:span text:style-name="T22"><text:s text:c="8"/>address.acceptValues();</text:span></text:p>
      <text:p text:style-name="P22"><text:span text:style-name="T22"><text:s text:c="8"/>System.out.println("Enter Phone:");</text:span></text:p>
      <text:p text:style-name="P22"><text:span text:style-name="T22"><text:s text:c="8"/>phone = sc.nextLine();</text:span></text:p>
      <text:p text:style-name="P22"><text:span text:style-name="T22"><text:s text:c="8"/>System.out.println("Enter Email-Id:");</text:span></text:p>
      <text:p text:style-name="P22"><text:span text:style-name="T22"><text:s text:c="8"/>email = sc.nextLine();</text:span></text:p>
      <text:p text:style-name="P22"><text:span text:style-name="T22"><text:s text:c="4"/>}</text:span></text:p>
      <text:p text:style-name="P22"/>
      <text:p text:style-name="P22"><text:span text:style-name="T22"><text:s text:c="4"/>public void displayData(){</text:span></text:p>
      <text:p text:style-name="P22"><text:span text:style-name="T22"><text:s text:c="8"/>System.out.println("\nName: " + name);</text:span></text:p>
      <text:p text:style-name="P22"><text:span text:style-name="T22"><text:s text:c="8"/>address.displayValues();</text:span></text:p>
      <text:p text:style-name="P22"><text:span text:style-name="T22"><text:s text:c="8"/>System.out.println("Phone: " + phone);</text:span></text:p>
      <text:p text:style-name="P22"><text:span text:style-name="T22"><text:s text:c="8"/>System.out.println("Email-Id: " + email);</text:span></text:p>
      <text:p text:style-name="P22"><text:span text:style-name="T22"><text:s text:c="4"/>}</text:span></text:p>
      <text:p text:style-name="P22"/>
      <text:p text:style-name="P22"><text:span text:style-name="T22"><text:s text:c="4"/>public void changeAddress(int choice, String change){</text:span></text:p>
      <text:p text:style-name="P22"><text:span text:style-name="T22"><text:s text:c="8"/>if(choice == 1){</text:span></text:p>
      <text:p text:style-name="P22"><text:span text:style-name="T22"><text:s text:c="12"/>address.updatePremise(change);</text:span></text:p>
      <text:p text:style-name="P22"><text:span text:style-name="T22"><text:s text:c="8"/>}</text:span></text:p>
      <text:p text:style-name="P22"><text:span text:style-name="T22"><text:s text:c="8"/>else if(choice == 2){</text:span></text:p>
      <text:p text:style-name="P22"><text:span text:style-name="T22"><text:s text:c="12"/>address.updateStreet(change);</text:span></text:p>
      <text:p text:style-name="P22"><text:span text:style-name="T22"><text:s text:c="8"/>}</text:span></text:p>
      <text:p text:style-name="P22"><text:soft-page-break/><text:span text:style-name="T22"><text:s text:c="8"/>else if(choice == 3){</text:span></text:p>
      <text:p text:style-name="P22"><text:span text:style-name="T22"><text:s text:c="12"/>address.updateCity(change);</text:span></text:p>
      <text:p text:style-name="P22"><text:span text:style-name="T22"><text:s text:c="8"/>}</text:span></text:p>
      <text:p text:style-name="P22"><text:span text:style-name="T22"><text:s text:c="8"/>else if(choice == 4){</text:span></text:p>
      <text:p text:style-name="P22"><text:span text:style-name="T22"><text:s text:c="12"/>address.updatePin(change);</text:span></text:p>
      <text:p text:style-name="P22"><text:span text:style-name="T22"><text:s text:c="8"/>}</text:span></text:p>
      <text:p text:style-name="P22"><text:span text:style-name="T22"><text:s text:c="8"/>else{</text:span></text:p>
      <text:p text:style-name="P22"><text:span text:style-name="T22"><text:s text:c="12"/>address.updateState(change);</text:span></text:p>
      <text:p text:style-name="P22"><text:span text:style-name="T22"><text:s text:c="8"/>}</text:span></text:p>
      <text:p text:style-name="P22"><text:span text:style-name="T22"><text:s text:c="4"/>}</text:span></text:p>
      <text:p text:style-name="P22"><text:span text:style-name="T22">}</text:span></text:p>
      <text:p text:style-name="P22"/>
      <text:p text:style-name="P22"><text:tab/><text:tab/><text:span text:style-name="T19">Student.java</text:span></text:p>
      <text:p text:style-name="P22"><text:span text:style-name="T19"/></text:p>
      <text:p text:style-name="P22"><text:span text:style-name="T23">import java.util.Scanner;</text:span></text:p>
      <text:p text:style-name="P22"/>
      <text:p text:style-name="P22"><text:span text:style-name="T23">class Student extends Person {</text:span></text:p>
      <text:p text:style-name="P22"><text:span text:style-name="T23"><text:s text:c="4"/>private String roll;</text:span></text:p>
      <text:p text:style-name="P22"><text:span text:style-name="T23"><text:s text:c="4"/>private String course;</text:span></text:p>
      <text:p text:style-name="P22"/>
      <text:p text:style-name="P22"><text:span text:style-name="T23"><text:s text:c="4"/>public Student(){</text:span></text:p>
      <text:p text:style-name="P22"><text:span text:style-name="T23"><text:s text:c="8"/>super();</text:span></text:p>
      <text:p text:style-name="P22"><text:span text:style-name="T23"><text:s text:c="8"/>roll = "";</text:span></text:p>
      <text:p text:style-name="P22"><text:span text:style-name="T23"><text:s text:c="8"/>course = "";</text:span></text:p>
      <text:p text:style-name="P22"><text:span text:style-name="T23"><text:s text:c="4"/>}</text:span></text:p>
      <text:p text:style-name="P22"/>
      <text:p text:style-name="P22"><text:span text:style-name="T23"><text:s text:c="4"/>public void acceptData(int id){</text:span></text:p>
      <text:p text:style-name="P22"><text:span text:style-name="T23"><text:s text:c="8"/>super.acceptData();</text:span></text:p>
      <text:p text:style-name="P22"><text:span text:style-name="T23"><text:s text:c="8"/>Scanner sc = new Scanner(System.in);</text:span></text:p>
      <text:p text:style-name="P22"><text:span text:style-name="T23"><text:s text:c="8"/>System.out.println("Enter Course of Study:");</text:span></text:p>
      <text:p text:style-name="P22"><text:span text:style-name="T23"><text:s text:c="8"/>course = sc.nextLine();</text:span></text:p>
      <text:p text:style-name="P22"><text:span text:style-name="T23"><text:s text:c="8"/>roll = this.generateRoll(id);</text:span></text:p>
      <text:p text:style-name="P22"><text:span text:style-name="T23"><text:s text:c="8"/>System.out.println("Auto-generated Roll: " + roll);</text:span></text:p>
      <text:p text:style-name="P22"><text:span text:style-name="T23"><text:s text:c="4"/>}</text:span></text:p>
      <text:p text:style-name="P22"/>
      <text:p text:style-name="P22"><text:span text:style-name="T23"><text:s text:c="4"/>public void displayData(){</text:span></text:p>
      <text:p text:style-name="P22"><text:span text:style-name="T23"><text:s text:c="8"/>super.displayData();</text:span></text:p>
      <text:p text:style-name="P22"><text:span text:style-name="T23"><text:s text:c="8"/>System.out.println("Roll Number: " + roll);</text:span></text:p>
      <text:p text:style-name="P22"><text:span text:style-name="T23"><text:s text:c="8"/>System.out.println("Course of Study: " + course);</text:span></text:p>
      <text:p text:style-name="P22"><text:span text:style-name="T23"><text:s text:c="4"/>}</text:span></text:p>
      <text:p text:style-name="P22"/>
      <text:p text:style-name="P22"><text:span text:style-name="T23"><text:s text:c="4"/>public String generateRoll(int id){</text:span></text:p>
      <text:p text:style-name="P22"><text:span text:style-name="T23"><text:s text:c="8"/>return "100" + String.valueOf(id);</text:span></text:p>
      <text:p text:style-name="P22"><text:span text:style-name="T23"><text:s text:c="4"/>}</text:span></text:p>
      <text:p text:style-name="P22"/>
      <text:p text:style-name="P22"><text:span text:style-name="T23"><text:s text:c="4"/>public String returnRoll(){</text:span></text:p>
      <text:p text:style-name="P22"><text:span text:style-name="T23"><text:s text:c="8"/>return roll;</text:span></text:p>
      <text:p text:style-name="P22"><text:span text:style-name="T23"><text:s text:c="4"/>}</text:span></text:p>
      <text:p text:style-name="P22"><text:span text:style-name="T23">}</text:span></text:p>
      <text:p text:style-name="P22"/>
      <text:p text:style-name="P22"/>
      <text:p text:style-name="P22"/>
      <text:p text:style-name="P22"><text:soft-page-break/><text:tab/><text:tab/><text:span text:style-name="T20">Faculty.java</text:span></text:p>
      <text:p text:style-name="P22"><text:span text:style-name="T20"/></text:p>
      <text:p text:style-name="P22"><text:span text:style-name="T24">import java.util.Scanner;</text:span></text:p>
      <text:p text:style-name="P22"/>
      <text:p text:style-name="P22"><text:span text:style-name="T24">class Faculty extends Person{</text:span></text:p>
      <text:p text:style-name="P22"><text:span text:style-name="T24"><text:s text:c="4"/>private String empId;</text:span></text:p>
      <text:p text:style-name="P22"><text:span text:style-name="T24"><text:s text:c="4"/>private String dept;</text:span></text:p>
      <text:p text:style-name="P22"><text:span text:style-name="T24"><text:s text:c="4"/>private String specialisation;</text:span></text:p>
      <text:p text:style-name="P22"/>
      <text:p text:style-name="P22"><text:span text:style-name="T24"><text:s text:c="4"/>public Faculty(){</text:span></text:p>
      <text:p text:style-name="P22"><text:span text:style-name="T24"><text:s text:c="8"/>super();</text:span></text:p>
      <text:p text:style-name="P22"><text:span text:style-name="T24"><text:s text:c="8"/>empId = "";</text:span></text:p>
      <text:p text:style-name="P22"><text:span text:style-name="T24"><text:s text:c="8"/>dept = "";</text:span></text:p>
      <text:p text:style-name="P22"><text:span text:style-name="T24"><text:s text:c="8"/>specialisation = "";</text:span></text:p>
      <text:p text:style-name="P22"><text:span text:style-name="T24"><text:s text:c="4"/>}</text:span></text:p>
      <text:p text:style-name="P22"/>
      <text:p text:style-name="P22"><text:span text:style-name="T24"><text:s text:c="4"/>public void acceptData(int id){</text:span></text:p>
      <text:p text:style-name="P22"><text:span text:style-name="T24"><text:s text:c="8"/>super.acceptData();</text:span></text:p>
      <text:p text:style-name="P22"><text:span text:style-name="T24"><text:s text:c="8"/>Scanner sc = new Scanner(System.in);</text:span></text:p>
      <text:p text:style-name="P22"><text:span text:style-name="T24"><text:s text:c="8"/>System.out.println("Enter Department:");</text:span></text:p>
      <text:p text:style-name="P22"><text:span text:style-name="T24"><text:s text:c="8"/>dept = sc.nextLine();</text:span></text:p>
      <text:p text:style-name="P22"><text:span text:style-name="T24"><text:s text:c="8"/>System.out.println("Enter Specialisation:");</text:span></text:p>
      <text:p text:style-name="P22"><text:span text:style-name="T24"><text:s text:c="8"/>specialisation = sc.nextLine();</text:span></text:p>
      <text:p text:style-name="P22"><text:span text:style-name="T24"><text:s text:c="8"/>empId = this.generateID(id);</text:span></text:p>
      <text:p text:style-name="P22"><text:span text:style-name="T24"><text:s text:c="8"/>System.out.println("Auto-generated Employee ID: " + empId);</text:span></text:p>
      <text:p text:style-name="P22"><text:span text:style-name="T24"><text:s text:c="4"/>}</text:span></text:p>
      <text:p text:style-name="P22"/>
      <text:p text:style-name="P22"><text:span text:style-name="T24"><text:s text:c="4"/>public void displayData(){</text:span></text:p>
      <text:p text:style-name="P22"><text:span text:style-name="T24"><text:s text:c="8"/>super.displayData();</text:span></text:p>
      <text:p text:style-name="P22"><text:span text:style-name="T24"><text:s text:c="8"/>System.out.println("Employee ID: " + empId);</text:span></text:p>
      <text:p text:style-name="P22"><text:span text:style-name="T24"><text:s text:c="8"/>System.out.println("Department: " + dept);</text:span></text:p>
      <text:p text:style-name="P22"><text:span text:style-name="T24"><text:s text:c="8"/>System.out.println("Specialiastion: " + specialisation);</text:span></text:p>
      <text:p text:style-name="P22"><text:span text:style-name="T24"><text:s text:c="4"/>}</text:span></text:p>
      <text:p text:style-name="P22"/>
      <text:p text:style-name="P22"><text:span text:style-name="T24"><text:s text:c="4"/>public String generateID(int id){</text:span></text:p>
      <text:p text:style-name="P22"><text:span text:style-name="T24"><text:s text:c="8"/>return "100" + String.valueOf(id);</text:span></text:p>
      <text:p text:style-name="P22"><text:span text:style-name="T24"><text:s text:c="4"/>}</text:span></text:p>
      <text:p text:style-name="P22"/>
      <text:p text:style-name="P22"><text:span text:style-name="T24"><text:s text:c="4"/>public String returnID(){</text:span></text:p>
      <text:p text:style-name="P22"><text:span text:style-name="T24"><text:s text:c="8"/>return empId;</text:span></text:p>
      <text:p text:style-name="P22"><text:span text:style-name="T24"><text:s text:c="4"/>}</text:span></text:p>
      <text:p text:style-name="P22"><text:span text:style-name="T24">}</text:span></text:p>
      <text:p text:style-name="P22"/>
      <text:p text:style-name="P22"/>
      <text:p text:style-name="P22"><text:tab/><text:tab/><text:span text:style-name="T20">Institute.java</text:span></text:p>
      <text:p text:style-name="P22"><text:span text:style-name="T20"/></text:p>
      <text:p text:style-name="P24"><text:span text:style-name="T24">import java.util.Scanner;</text:span></text:p>
      <text:p text:style-name="P24"><text:span text:style-name="T24">import java.util.ArrayList;</text:span></text:p>
      <text:p text:style-name="P24"/>
      <text:p text:style-name="P24"><text:span text:style-name="T24">class Institute {</text:span></text:p>
      <text:p text:style-name="P24"><text:span text:style-name="T24"><text:s text:c="4"/>public static void main(String args[]){</text:span></text:p>
      <text:p text:style-name="P24"><text:soft-page-break/><text:span text:style-name="T24"><text:s text:c="8"/>Scanner sc = new Scanner(System.in);</text:span></text:p>
      <text:p text:style-name="P24"><text:span text:style-name="T24"><text:s text:c="8"/>ArrayList&lt;Student&gt; s_list = new ArrayList&lt;&gt;();</text:span></text:p>
      <text:p text:style-name="P24"><text:span text:style-name="T24"><text:s text:c="8"/>ArrayList&lt;Faculty&gt; f_list = new ArrayList&lt;&gt;();</text:span></text:p>
      <text:p text:style-name="P24"><text:span text:style-name="T24"><text:s text:c="8"/></text:span></text:p>
      <text:p text:style-name="P24"><text:span text:style-name="T24"><text:s text:c="8"/>Faculty ft;</text:span></text:p>
      <text:p text:style-name="P24"><text:span text:style-name="T24"><text:s text:c="8"/>Student st;</text:span></text:p>
      <text:p text:style-name="P24"/>
      <text:p text:style-name="P24"><text:span text:style-name="T24"><text:s text:c="8"/>int choice = 0, sub_choice1 = 0, sub_choice2 = 0, index;</text:span></text:p>
      <text:p text:style-name="P24"><text:span text:style-name="T24"><text:s text:c="8"/>String id, change;</text:span></text:p>
      <text:p text:style-name="P24"><text:span text:style-name="T24"><text:s text:c="8"/>while(choice != 5){</text:span></text:p>
      <text:p text:style-name="P24"><text:span text:style-name="T24"><text:s text:c="12"/>choice = menu();</text:span></text:p>
      <text:p text:style-name="P24"><text:span text:style-name="T24"><text:s text:c="12"/>switch(choice){</text:span></text:p>
      <text:p text:style-name="P24"><text:span text:style-name="T24"><text:s text:c="16"/>case 1:</text:span></text:p>
      <text:p text:style-name="P24"><text:span text:style-name="T24"><text:s text:c="20"/>ft = new Faculty();</text:span></text:p>
      <text:p text:style-name="P24"><text:span text:style-name="T24"><text:s text:c="20"/>ft.acceptData(f_list.size() + 1);</text:span></text:p>
      <text:p text:style-name="P24"><text:span text:style-name="T24"><text:s text:c="20"/>f_list.add(ft);</text:span></text:p>
      <text:p text:style-name="P24"><text:span text:style-name="T24"><text:s text:c="20"/>break;</text:span></text:p>
      <text:p text:style-name="P24"><text:span text:style-name="T24"><text:s text:c="16"/></text:span></text:p>
      <text:p text:style-name="P24"><text:span text:style-name="T24"><text:s text:c="16"/>case 2:</text:span></text:p>
      <text:p text:style-name="P24"><text:span text:style-name="T24"><text:s text:c="20"/>st = new Student();</text:span></text:p>
      <text:p text:style-name="P24"><text:span text:style-name="T24"><text:s text:c="20"/>st.acceptData(s_list.size() + 1);</text:span></text:p>
      <text:p text:style-name="P24"><text:span text:style-name="T24"><text:s text:c="20"/>s_list.add(st);</text:span></text:p>
      <text:p text:style-name="P24"><text:span text:style-name="T24"><text:s text:c="20"/>break;</text:span></text:p>
      <text:p text:style-name="P24"><text:span text:style-name="T24"><text:s text:c="16"/></text:span></text:p>
      <text:p text:style-name="P24"><text:span text:style-name="T24"><text:s text:c="16"/>case 3:</text:span></text:p>
      <text:p text:style-name="P24"><text:span text:style-name="T24"><text:s text:c="20"/>if(f_list.size() == 0 &amp;&amp; s_list.size() == 0){</text:span></text:p>
      <text:p text:style-name="P24"><text:span text:style-name="T24"><text:s text:c="24"/>System.out.println("No Student or Faculty Added!");</text:span></text:p>
      <text:p text:style-name="P24"><text:span text:style-name="T24"><text:s text:c="24"/>break;</text:span></text:p>
      <text:p text:style-name="P24"><text:span text:style-name="T24"><text:s text:c="20"/>}</text:span></text:p>
      <text:p text:style-name="P24"><text:span text:style-name="T24"><text:s text:c="20"/>sub_choice1 = sub_menu1();</text:span></text:p>
      <text:p text:style-name="P24"><text:span text:style-name="T24"><text:s text:c="20"/>switch(sub_choice1){</text:span></text:p>
      <text:p text:style-name="P24"><text:span text:style-name="T24"><text:s text:c="24"/>case 1:</text:span></text:p>
      <text:p text:style-name="P24"><text:span text:style-name="T24"><text:s text:c="28"/>System.out.println("Enter Employee ID:");</text:span></text:p>
      <text:p text:style-name="P24"><text:span text:style-name="T24"><text:s text:c="28"/>id = sc.nextLine();</text:span></text:p>
      <text:p text:style-name="P24"><text:span text:style-name="T24"><text:s text:c="28"/>index = isFaccultyPresent(f_list, id);</text:span></text:p>
      <text:p text:style-name="P24"><text:span text:style-name="T24"><text:s text:c="28"/>if(index != -1){</text:span></text:p>
      <text:p text:style-name="P24"><text:span text:style-name="T24"><text:s text:c="32"/>f_list.get(index).displayData();</text:span></text:p>
      <text:p text:style-name="P24"><text:span text:style-name="T24"><text:s text:c="28"/>}</text:span></text:p>
      <text:p text:style-name="P24"><text:span text:style-name="T24"><text:s text:c="28"/>else{</text:span></text:p>
      <text:p text:style-name="P24"><text:span text:style-name="T24"><text:s text:c="32"/>System.out.println("Faculty Not Present!");</text:span></text:p>
      <text:p text:style-name="P24"><text:span text:style-name="T24"><text:s text:c="32"/>break;</text:span></text:p>
      <text:p text:style-name="P24"><text:span text:style-name="T24"><text:s text:c="28"/>}</text:span></text:p>
      <text:p text:style-name="P24"><text:span text:style-name="T24"><text:s text:c="28"/>break;</text:span></text:p>
      <text:p text:style-name="P24"/>
      <text:p text:style-name="P24"><text:span text:style-name="T24"><text:s text:c="24"/>case 2:</text:span></text:p>
      <text:p text:style-name="P24"><text:span text:style-name="T24"><text:s text:c="28"/>System.out.println("Enter Roll Number:");</text:span></text:p>
      <text:p text:style-name="P24"><text:span text:style-name="T24"><text:s text:c="28"/>id = sc.nextLine();</text:span></text:p>
      <text:p text:style-name="P24"><text:span text:style-name="T24"><text:s text:c="28"/>index = isStudentPresent(s_list, id);</text:span></text:p>
      <text:p text:style-name="P24"><text:span text:style-name="T24"><text:s text:c="28"/>if(index != -1){</text:span></text:p>
      <text:p text:style-name="P24"><text:span text:style-name="T24"><text:s text:c="32"/>s_list.get(index).displayData();</text:span></text:p>
      <text:p text:style-name="P24"><text:span text:style-name="T24"><text:s text:c="28"/>}</text:span></text:p>
      <text:p text:style-name="P24"><text:span text:style-name="T24"><text:s text:c="28"/>else{</text:span></text:p>
      <text:p text:style-name="P24"><text:soft-page-break/><text:span text:style-name="T24"><text:s text:c="32"/>System.out.println("Student Not Present!");</text:span></text:p>
      <text:p text:style-name="P24"><text:span text:style-name="T24"><text:s text:c="32"/>break;</text:span></text:p>
      <text:p text:style-name="P24"><text:span text:style-name="T24"><text:s text:c="28"/>}</text:span></text:p>
      <text:p text:style-name="P24"><text:span text:style-name="T24"><text:s text:c="28"/>break;</text:span></text:p>
      <text:p text:style-name="P24"/>
      <text:p text:style-name="P24"><text:span text:style-name="T24"><text:s text:c="24"/>default:</text:span></text:p>
      <text:p text:style-name="P24"><text:span text:style-name="T24"><text:s text:c="28"/>System.out.println("Wrong Choice!");</text:span></text:p>
      <text:p text:style-name="P24"><text:span text:style-name="T24"><text:s text:c="20"/>}</text:span></text:p>
      <text:p text:style-name="P24"><text:span text:style-name="T24"><text:s text:c="20"/>break;</text:span></text:p>
      <text:p text:style-name="P24"/>
      <text:p text:style-name="P24"><text:span text:style-name="T24"><text:s text:c="16"/>case 4:</text:span></text:p>
      <text:p text:style-name="P24"><text:span text:style-name="T24"><text:s text:c="20"/>if(f_list.size() == 0 &amp;&amp; s_list.size() == 0){</text:span></text:p>
      <text:p text:style-name="P24"><text:span text:style-name="T24"><text:s text:c="24"/>System.out.println("No Student or Faculty Added!");</text:span></text:p>
      <text:p text:style-name="P24"><text:span text:style-name="T24"><text:s text:c="24"/>break;</text:span></text:p>
      <text:p text:style-name="P24"><text:span text:style-name="T24"><text:s text:c="20"/>}</text:span></text:p>
      <text:p text:style-name="P24"><text:span text:style-name="T24"><text:s text:c="20"/>sub_choice1 = sub_menu1();</text:span></text:p>
      <text:p text:style-name="P24"><text:span text:style-name="T24"><text:s text:c="20"/>switch(sub_choice1){</text:span></text:p>
      <text:p text:style-name="P24"><text:span text:style-name="T24"><text:s text:c="24"/>case 1:</text:span></text:p>
      <text:p text:style-name="P24"><text:span text:style-name="T24"><text:s text:c="28"/>System.out.println("Enter Employee ID:");</text:span></text:p>
      <text:p text:style-name="P24"><text:span text:style-name="T24"><text:s text:c="28"/>id = sc.nextLine();</text:span></text:p>
      <text:p text:style-name="P24"><text:span text:style-name="T24"><text:s text:c="28"/>index = isFaccultyPresent(f_list, id);</text:span></text:p>
      <text:p text:style-name="P24"><text:span text:style-name="T24"><text:s text:c="28"/>if(index != -1){</text:span></text:p>
      <text:p text:style-name="P24"><text:span text:style-name="T24"><text:s text:c="32"/>while(sub_choice2 != 6){ <text:s/></text:span></text:p>
      <text:p text:style-name="P24"><text:span text:style-name="T24"><text:s text:c="36"/>sub_choice2 = sub_menu2();</text:span></text:p>
      <text:p text:style-name="P24"><text:span text:style-name="T24"><text:s text:c="36"/>switch(sub_choice2){</text:span></text:p>
      <text:p text:style-name="P24"><text:span text:style-name="T24"><text:s text:c="40"/>case 1:</text:span></text:p>
      <text:p text:style-name="P24"><text:span text:style-name="T24"><text:s text:c="44"/>System.out.println("Enter New Premise No.:");</text:span></text:p>
      <text:p text:style-name="P24"><text:span text:style-name="T24"><text:s text:c="44"/>change = sc.nextLine();</text:span></text:p>
      <text:p text:style-name="P24"><text:span text:style-name="T24"><text:s text:c="44"/>f_list.get(index).changeAddress(sub_choice2, change);</text:span></text:p>
      <text:p text:style-name="P24"><text:span text:style-name="T24"><text:s text:c="44"/>System.out.println("Premise Changed!");</text:span></text:p>
      <text:p text:style-name="P24"><text:span text:style-name="T24"><text:s text:c="44"/>break;</text:span></text:p>
      <text:p text:style-name="P24"><text:span text:style-name="T24"><text:s text:c="40"/></text:span></text:p>
      <text:p text:style-name="P24"><text:span text:style-name="T24"><text:s text:c="40"/>case 2:</text:span></text:p>
      <text:p text:style-name="P24"><text:span text:style-name="T24"><text:s text:c="44"/>System.out.println("Enter New Street:");</text:span></text:p>
      <text:p text:style-name="P24"><text:span text:style-name="T24"><text:s text:c="44"/>change = sc.nextLine();</text:span></text:p>
      <text:p text:style-name="P24"><text:span text:style-name="T24"><text:s text:c="44"/>f_list.get(index).changeAddress(sub_choice2, change);</text:span></text:p>
      <text:p text:style-name="P24"><text:span text:style-name="T24"><text:s text:c="44"/>System.out.println("Street Changed!");</text:span></text:p>
      <text:p text:style-name="P24"><text:span text:style-name="T24"><text:s text:c="44"/>break;</text:span></text:p>
      <text:p text:style-name="P24"/>
      <text:p text:style-name="P24"><text:span text:style-name="T24"><text:s text:c="40"/>case 3:</text:span></text:p>
      <text:p text:style-name="P24"><text:span text:style-name="T24"><text:s text:c="44"/>System.out.println("Enter New City:");</text:span></text:p>
      <text:p text:style-name="P24"><text:span text:style-name="T24"><text:s text:c="44"/>change = sc.nextLine();</text:span></text:p>
      <text:p text:style-name="P24"><text:span text:style-name="T24"><text:s text:c="44"/>f_list.get(index).changeAddress(sub_choice2, change);</text:span></text:p>
      <text:p text:style-name="P24"><text:span text:style-name="T24"><text:s text:c="44"/>System.out.println("City Changed!");</text:span></text:p>
      <text:p text:style-name="P24"><text:span text:style-name="T24"><text:s text:c="44"/>break;</text:span></text:p>
      <text:p text:style-name="P24"/>
      <text:p text:style-name="P24"><text:span text:style-name="T24"><text:s text:c="40"/>case 4:</text:span></text:p>
      <text:p text:style-name="P24"><text:span text:style-name="T24"><text:s text:c="44"/>System.out.println("Enter New Pin:");</text:span></text:p>
      <text:p text:style-name="P24"><text:span text:style-name="T24"><text:s text:c="44"/>change = sc.nextLine();</text:span></text:p>
      <text:p text:style-name="P24"><text:span text:style-name="T24"><text:s text:c="44"/>f_list.get(index).changeAddress(sub_choice2, change);</text:span></text:p>
      <text:p text:style-name="P24"><text:span text:style-name="T24"><text:s text:c="44"/>System.out.println("Premise Changed!");</text:span></text:p>
      <text:p text:style-name="P24"><text:span text:style-name="T24"><text:s text:c="44"/>break;</text:span></text:p>
      <text:p text:style-name="P24"><text:soft-page-break/><text:span text:style-name="T24"><text:s text:c="40"/></text:span></text:p>
      <text:p text:style-name="P24"><text:span text:style-name="T24"><text:s text:c="40"/>case 5:</text:span></text:p>
      <text:p text:style-name="P24"><text:span text:style-name="T24"><text:s text:c="44"/>System.out.println("Enter New State:");</text:span></text:p>
      <text:p text:style-name="P24"><text:span text:style-name="T24"><text:s text:c="44"/>change = sc.nextLine();</text:span></text:p>
      <text:p text:style-name="P24"><text:span text:style-name="T24"><text:s text:c="44"/>f_list.get(index).changeAddress(sub_choice2, change);</text:span></text:p>
      <text:p text:style-name="P24"><text:span text:style-name="T24"><text:s text:c="44"/>System.out.println("State Changed!");</text:span></text:p>
      <text:p text:style-name="P24"><text:span text:style-name="T24"><text:s text:c="44"/>break;</text:span></text:p>
      <text:p text:style-name="P24"/>
      <text:p text:style-name="P24"><text:span text:style-name="T24"><text:s text:c="40"/>case 6:</text:span></text:p>
      <text:p text:style-name="P24"><text:span text:style-name="T24"><text:s text:c="44"/>break;</text:span></text:p>
      <text:p text:style-name="P24"><text:span text:style-name="T24"><text:s text:c="40"/></text:span></text:p>
      <text:p text:style-name="P24"><text:span text:style-name="T24"><text:s text:c="40"/>default:</text:span></text:p>
      <text:p text:style-name="P24"><text:span text:style-name="T24"><text:s text:c="44"/>System.out.println("Wrong Choice!");</text:span></text:p>
      <text:p text:style-name="P24"><text:span text:style-name="T24"><text:s text:c="36"/>}</text:span></text:p>
      <text:p text:style-name="P24"><text:span text:style-name="T24"><text:s text:c="32"/>}</text:span></text:p>
      <text:p text:style-name="P24"><text:span text:style-name="T24"><text:s text:c="28"/>}</text:span></text:p>
      <text:p text:style-name="P24"><text:span text:style-name="T24"><text:s text:c="28"/>else{</text:span></text:p>
      <text:p text:style-name="P24"><text:span text:style-name="T24"><text:s text:c="32"/>System.out.println("Faculty Not Present!");</text:span></text:p>
      <text:p text:style-name="P24"><text:span text:style-name="T24"><text:s text:c="32"/>break;</text:span></text:p>
      <text:p text:style-name="P24"><text:span text:style-name="T24"><text:s text:c="28"/>}</text:span></text:p>
      <text:p text:style-name="P24"><text:span text:style-name="T24"><text:s text:c="28"/>break;</text:span></text:p>
      <text:p text:style-name="P24"/>
      <text:p text:style-name="P24"><text:span text:style-name="T24"><text:s text:c="24"/>case 2:</text:span></text:p>
      <text:p text:style-name="P24"><text:span text:style-name="T24"><text:s text:c="28"/>System.out.println("Enter Roll Number:");</text:span></text:p>
      <text:p text:style-name="P24"><text:span text:style-name="T24"><text:s text:c="28"/>id = sc.nextLine();</text:span></text:p>
      <text:p text:style-name="P24"><text:span text:style-name="T24"><text:s text:c="28"/>index = isStudentPresent(s_list, id);</text:span></text:p>
      <text:p text:style-name="P24"><text:span text:style-name="T24"><text:s text:c="28"/>if(index != -1){</text:span></text:p>
      <text:p text:style-name="P24"><text:span text:style-name="T24"><text:s text:c="32"/>while(sub_choice2 != 6){ <text:s/></text:span></text:p>
      <text:p text:style-name="P24"><text:span text:style-name="T24"><text:s text:c="36"/>sub_choice2 = sub_menu2();</text:span></text:p>
      <text:p text:style-name="P24"><text:span text:style-name="T24"><text:s text:c="36"/>switch(sub_choice2){</text:span></text:p>
      <text:p text:style-name="P24"><text:span text:style-name="T24"><text:s text:c="40"/>case 1:</text:span></text:p>
      <text:p text:style-name="P24"><text:span text:style-name="T24"><text:s text:c="44"/>System.out.println("Enter New Premise No.:");</text:span></text:p>
      <text:p text:style-name="P24"><text:span text:style-name="T24"><text:s text:c="44"/>change = sc.nextLine();</text:span></text:p>
      <text:p text:style-name="P24"><text:span text:style-name="T24"><text:s text:c="44"/>s_list.get(index).changeAddress(sub_choice2, change);</text:span></text:p>
      <text:p text:style-name="P24"><text:span text:style-name="T24"><text:s text:c="44"/>System.out.println("Premise Changed!");</text:span></text:p>
      <text:p text:style-name="P24"><text:span text:style-name="T24"><text:s text:c="44"/>break;</text:span></text:p>
      <text:p text:style-name="P24"><text:span text:style-name="T24"><text:s text:c="40"/></text:span></text:p>
      <text:p text:style-name="P24"><text:span text:style-name="T24"><text:s text:c="40"/>case 2:</text:span></text:p>
      <text:p text:style-name="P24"><text:span text:style-name="T24"><text:s text:c="44"/>System.out.println("Enter New Street:");</text:span></text:p>
      <text:p text:style-name="P24"><text:span text:style-name="T24"><text:s text:c="44"/>change = sc.nextLine();</text:span></text:p>
      <text:p text:style-name="P24"><text:span text:style-name="T24"><text:s text:c="44"/>s_list.get(index).changeAddress(sub_choice2, change);</text:span></text:p>
      <text:p text:style-name="P24"><text:span text:style-name="T24"><text:s text:c="44"/>System.out.println("Street Changed!");</text:span></text:p>
      <text:p text:style-name="P24"><text:span text:style-name="T24"><text:s text:c="44"/>break;</text:span></text:p>
      <text:p text:style-name="P24"/>
      <text:p text:style-name="P24"><text:span text:style-name="T24"><text:s text:c="40"/>case 3:</text:span></text:p>
      <text:p text:style-name="P24"><text:span text:style-name="T24"><text:s text:c="44"/>System.out.println("Enter New City:");</text:span></text:p>
      <text:p text:style-name="P24"><text:span text:style-name="T24"><text:s text:c="44"/>change = sc.nextLine();</text:span></text:p>
      <text:p text:style-name="P24"><text:span text:style-name="T24"><text:s text:c="44"/>s_list.get(index).changeAddress(sub_choice2, change);</text:span></text:p>
      <text:p text:style-name="P24"><text:span text:style-name="T24"><text:s text:c="44"/>System.out.println("City Changed!");</text:span></text:p>
      <text:p text:style-name="P24"><text:span text:style-name="T24"><text:s text:c="44"/>break;</text:span></text:p>
      <text:p text:style-name="P24"/>
      <text:p text:style-name="P24"><text:span text:style-name="T24"><text:s text:c="40"/>case 4:</text:span></text:p>
      <text:p text:style-name="P24"><text:soft-page-break/><text:span text:style-name="T24"><text:s text:c="44"/>System.out.println("Enter New Pin:");</text:span></text:p>
      <text:p text:style-name="P24"><text:span text:style-name="T24"><text:s text:c="44"/>change = sc.nextLine();</text:span></text:p>
      <text:p text:style-name="P24"><text:span text:style-name="T24"><text:s text:c="44"/>s_list.get(index).changeAddress(sub_choice2, change);</text:span></text:p>
      <text:p text:style-name="P24"><text:span text:style-name="T24"><text:s text:c="44"/>System.out.println("Premise Changed!");</text:span></text:p>
      <text:p text:style-name="P24"><text:span text:style-name="T24"><text:s text:c="44"/>break;</text:span></text:p>
      <text:p text:style-name="P24"><text:span text:style-name="T24"><text:s text:c="40"/></text:span></text:p>
      <text:p text:style-name="P24"><text:span text:style-name="T24"><text:s text:c="40"/>case 5:</text:span></text:p>
      <text:p text:style-name="P24"><text:span text:style-name="T24"><text:s text:c="44"/>System.out.println("Enter New State:");</text:span></text:p>
      <text:p text:style-name="P24"><text:span text:style-name="T24"><text:s text:c="44"/>change = sc.nextLine();</text:span></text:p>
      <text:p text:style-name="P24"><text:span text:style-name="T24"><text:s text:c="44"/>s_list.get(index).changeAddress(sub_choice2, change);</text:span></text:p>
      <text:p text:style-name="P24"><text:span text:style-name="T24"><text:s text:c="44"/>System.out.println("State Changed!");</text:span></text:p>
      <text:p text:style-name="P24"><text:span text:style-name="T24"><text:s text:c="44"/>break;</text:span></text:p>
      <text:p text:style-name="P24"/>
      <text:p text:style-name="P24"><text:span text:style-name="T24"><text:s text:c="40"/>case 6:</text:span></text:p>
      <text:p text:style-name="P24"><text:span text:style-name="T24"><text:s text:c="44"/>break;</text:span></text:p>
      <text:p text:style-name="P24"><text:span text:style-name="T24"><text:s text:c="40"/></text:span></text:p>
      <text:p text:style-name="P24"><text:span text:style-name="T24"><text:s text:c="40"/>default:</text:span></text:p>
      <text:p text:style-name="P24"><text:span text:style-name="T24"><text:s text:c="44"/>System.out.println("Wrong Choice!");</text:span></text:p>
      <text:p text:style-name="P24"><text:span text:style-name="T24"><text:s text:c="36"/>}</text:span></text:p>
      <text:p text:style-name="P24"><text:span text:style-name="T24"><text:s text:c="32"/>}</text:span></text:p>
      <text:p text:style-name="P24"/>
      <text:p text:style-name="P24"><text:span text:style-name="T24"><text:s text:c="28"/>}</text:span></text:p>
      <text:p text:style-name="P24"><text:span text:style-name="T24"><text:s text:c="28"/>else{</text:span></text:p>
      <text:p text:style-name="P24"><text:span text:style-name="T24"><text:s text:c="32"/>System.out.println("Student Not Present!");</text:span></text:p>
      <text:p text:style-name="P24"><text:span text:style-name="T24"><text:s text:c="32"/>break;</text:span></text:p>
      <text:p text:style-name="P24"><text:span text:style-name="T24"><text:s text:c="28"/>}</text:span></text:p>
      <text:p text:style-name="P24"><text:span text:style-name="T24"><text:s text:c="28"/>break;</text:span></text:p>
      <text:p text:style-name="P24"/>
      <text:p text:style-name="P24"><text:span text:style-name="T24"><text:s text:c="24"/>default:</text:span></text:p>
      <text:p text:style-name="P24"><text:span text:style-name="T24"><text:s text:c="28"/>System.out.println("Wrong Choice!");</text:span></text:p>
      <text:p text:style-name="P24"><text:span text:style-name="T24"><text:s text:c="20"/>}</text:span></text:p>
      <text:p text:style-name="P24"><text:span text:style-name="T24"><text:s text:c="20"/>break;</text:span></text:p>
      <text:p text:style-name="P24"/>
      <text:p text:style-name="P24"><text:span text:style-name="T24"><text:s text:c="16"/>case 5:</text:span></text:p>
      <text:p text:style-name="P24"><text:span text:style-name="T24"><text:s text:c="20"/>System.exit(0);</text:span></text:p>
      <text:p text:style-name="P24"/>
      <text:p text:style-name="P24"><text:span text:style-name="T24"><text:s text:c="16"/>default:</text:span></text:p>
      <text:p text:style-name="P24"><text:span text:style-name="T24"><text:s text:c="20"/>System.out.println("Wrong Choice!");</text:span></text:p>
      <text:p text:style-name="P24"><text:span text:style-name="T24"><text:s text:c="12"/>}</text:span></text:p>
      <text:p text:style-name="P24"><text:span text:style-name="T24"><text:s text:c="8"/>}</text:span></text:p>
      <text:p text:style-name="P24"/>
      <text:p text:style-name="P24"><text:span text:style-name="T24"><text:s text:c="4"/>}</text:span></text:p>
      <text:p text:style-name="P24"/>
      <text:p text:style-name="P24"><text:span text:style-name="T24"><text:s text:c="4"/>static int menu(){</text:span></text:p>
      <text:p text:style-name="P24"><text:span text:style-name="T24"><text:s text:c="8"/>Scanner sc = new Scanner(System.in);</text:span></text:p>
      <text:p text:style-name="P24"><text:span text:style-name="T24"><text:s text:c="8"/>System.out.println("\n****INSTITUTE MANAGEMENT SYSTEM****");</text:span></text:p>
      <text:p text:style-name="P24"><text:span text:style-name="T24"><text:s text:c="8"/>System.out.println("1. Add Faculty.");</text:span></text:p>
      <text:p text:style-name="P24"><text:span text:style-name="T24"><text:s text:c="8"/>System.out.println("2. Add Student.");</text:span></text:p>
      <text:p text:style-name="P24"><text:span text:style-name="T24"><text:s text:c="8"/>System.out.println("3. Display Details.");</text:span></text:p>
      <text:p text:style-name="P24"><text:span text:style-name="T24"><text:s text:c="8"/>System.out.println("4. Change Address of a Person.");</text:span></text:p>
      <text:p text:style-name="P24"><text:span text:style-name="T24"><text:s text:c="8"/>System.out.println("5. Exit.");</text:span></text:p>
      <text:p text:style-name="P24"><text:span text:style-name="T24"><text:s text:c="8"/>System.out.println("Enter Your Choice:");</text:span></text:p>
      <text:p text:style-name="P24"><text:soft-page-break/><text:span text:style-name="T24"><text:s text:c="8"/>int choice;</text:span></text:p>
      <text:p text:style-name="P24"><text:span text:style-name="T24"><text:s text:c="8"/>choice = sc.nextInt();</text:span></text:p>
      <text:p text:style-name="P24"><text:span text:style-name="T24"><text:s text:c="8"/>sc.nextLine();</text:span></text:p>
      <text:p text:style-name="P24"><text:span text:style-name="T24"><text:s text:c="8"/>return choice;</text:span></text:p>
      <text:p text:style-name="P24"><text:span text:style-name="T24"><text:s text:c="4"/>}</text:span></text:p>
      <text:p text:style-name="P24"/>
      <text:p text:style-name="P24"><text:span text:style-name="T24"><text:s text:c="4"/>static int sub_menu1(){</text:span></text:p>
      <text:p text:style-name="P24"><text:span text:style-name="T24"><text:s text:c="8"/>Scanner sc = new Scanner(System.in);</text:span></text:p>
      <text:p text:style-name="P24"><text:span text:style-name="T24"><text:s text:c="8"/>System.out.println("\n1. Faculty.");</text:span></text:p>
      <text:p text:style-name="P24"><text:span text:style-name="T24"><text:s text:c="8"/>System.out.println("2. Student.");</text:span></text:p>
      <text:p text:style-name="P24"><text:span text:style-name="T24"><text:s text:c="8"/>System.out.println("Enter Your Choice: ");</text:span></text:p>
      <text:p text:style-name="P24"><text:span text:style-name="T24"><text:s text:c="8"/>int choice = sc.nextInt();</text:span></text:p>
      <text:p text:style-name="P24"><text:span text:style-name="T24"><text:s text:c="8"/>sc.nextLine();</text:span></text:p>
      <text:p text:style-name="P24"><text:span text:style-name="T24"><text:s text:c="8"/>return choice;</text:span></text:p>
      <text:p text:style-name="P24"><text:span text:style-name="T24"><text:s text:c="4"/>}</text:span></text:p>
      <text:p text:style-name="P24"/>
      <text:p text:style-name="P24"><text:span text:style-name="T24"><text:s text:c="4"/>static int sub_menu2(){</text:span></text:p>
      <text:p text:style-name="P24"><text:span text:style-name="T24"><text:s text:c="8"/>Scanner sc = new Scanner(System.in);</text:span></text:p>
      <text:p text:style-name="P24"><text:span text:style-name="T24"><text:s text:c="8"/>System.out.println("\n1. Premise Number.");</text:span></text:p>
      <text:p text:style-name="P24"><text:span text:style-name="T24"><text:s text:c="8"/>System.out.println("2. Street.");</text:span></text:p>
      <text:p text:style-name="P24"><text:span text:style-name="T24"><text:s text:c="8"/>System.out.println("3. City.");</text:span></text:p>
      <text:p text:style-name="P24"><text:span text:style-name="T24"><text:s text:c="8"/>System.out.println("4. Pin.");</text:span></text:p>
      <text:p text:style-name="P24"><text:span text:style-name="T24"><text:s text:c="8"/>System.out.println("5. State.");</text:span></text:p>
      <text:p text:style-name="P24"><text:span text:style-name="T24"><text:s text:c="8"/>System.out.println("6. Exit.");</text:span></text:p>
      <text:p text:style-name="P24"><text:span text:style-name="T24"><text:s text:c="8"/>System.out.println("Enter Your Choice: ");</text:span></text:p>
      <text:p text:style-name="P24"><text:span text:style-name="T24"><text:s text:c="8"/>int choice = sc.nextInt();</text:span></text:p>
      <text:p text:style-name="P24"><text:span text:style-name="T24"><text:s text:c="8"/>sc.nextLine();</text:span></text:p>
      <text:p text:style-name="P24"><text:span text:style-name="T24"><text:s text:c="8"/>return choice;</text:span></text:p>
      <text:p text:style-name="P24"><text:span text:style-name="T24"><text:s text:c="4"/>}</text:span></text:p>
      <text:p text:style-name="P24"/>
      <text:p text:style-name="P24"><text:span text:style-name="T24"><text:s text:c="4"/>static int isStudentPresent(ArrayList&lt;Student&gt; list, String id){</text:span></text:p>
      <text:p text:style-name="P24"><text:span text:style-name="T24"><text:s text:c="8"/>int index = 0;</text:span></text:p>
      <text:p text:style-name="P24"><text:span text:style-name="T24"><text:s text:c="8"/>for(Student ft : list){</text:span></text:p>
      <text:p text:style-name="P24"><text:span text:style-name="T24"><text:s text:c="12"/>if(ft.returnRoll().equals(id))</text:span></text:p>
      <text:p text:style-name="P24"><text:span text:style-name="T24"><text:s text:c="16"/>return index;</text:span></text:p>
      <text:p text:style-name="P24"><text:span text:style-name="T24"><text:s text:c="12"/>index++;</text:span></text:p>
      <text:p text:style-name="P24"><text:span text:style-name="T24"><text:s text:c="8"/>}</text:span></text:p>
      <text:p text:style-name="P24"><text:span text:style-name="T24"><text:s text:c="8"/>return -1;</text:span></text:p>
      <text:p text:style-name="P24"><text:span text:style-name="T24"><text:s text:c="4"/>}</text:span></text:p>
      <text:p text:style-name="P24"/>
      <text:p text:style-name="P24"><text:span text:style-name="T24"><text:s text:c="4"/>static int isFaccultyPresent(ArrayList&lt;Faculty&gt; list, String id){</text:span></text:p>
      <text:p text:style-name="P24"><text:span text:style-name="T24"><text:s text:c="8"/>int index = 0;</text:span></text:p>
      <text:p text:style-name="P24"><text:span text:style-name="T24"><text:s text:c="8"/>for(Faculty ft : list){</text:span></text:p>
      <text:p text:style-name="P24"><text:span text:style-name="T24"><text:s text:c="12"/>if(ft.returnID().equals(id))</text:span></text:p>
      <text:p text:style-name="P24"><text:span text:style-name="T24"><text:s text:c="16"/>return index;</text:span></text:p>
      <text:p text:style-name="P24"><text:span text:style-name="T24"><text:s text:c="12"/>index++;</text:span></text:p>
      <text:p text:style-name="P24"><text:span text:style-name="T24"><text:s text:c="8"/>}</text:span></text:p>
      <text:p text:style-name="P24"><text:span text:style-name="T24"><text:s text:c="8"/>return -1;</text:span></text:p>
      <text:p text:style-name="P24"><text:span text:style-name="T24"><text:s text:c="4"/>}</text:span></text:p>
      <text:p text:style-name="P24"><text:span text:style-name="T24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8T19:13:01.397921970</meta:creation-date>
    <dc:date>2021-04-28T20:21:59.564072075</dc:date>
    <meta:editing-duration>PT47M6S</meta:editing-duration>
    <meta:editing-cycles>16</meta:editing-cycles>
    <meta:generator>LibreOffice/7.0.5.2$Linux_X86_64 LibreOffice_project/00$Build-2</meta:generator>
    <meta:document-statistic meta:table-count="0" meta:image-count="0" meta:object-count="0" meta:page-count="25" meta:paragraph-count="1114" meta:word-count="2865" meta:character-count="41099" meta:non-whitespace-character-count="22634"/>
  </office:meta>
</office:document-meta>
</file>